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text-indent="0in" style:auto-text-indent="false"/>
    </style:style>
    <style:style style:name="P16"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7"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8"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9"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0"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1" style:family="paragraph" style:parent-style-name="Date">
      <style:paragraph-properties fo:margin-left="2.5in" fo:margin-right="0in" fo:text-indent="0in" style:auto-text-indent="false"/>
    </style:style>
    <style:style style:name="P22"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4" style:family="paragraph" style:parent-style-name="Default_20_Text">
      <style:paragraph-properties fo:text-align="start" style:justify-single-word="false" style:text-autospace="none"/>
    </style:style>
    <style:style style:name="P25" style:family="paragraph" style:parent-style-name="Default_20_Text">
      <style:text-properties fo:font-weight="bold"/>
    </style:style>
    <style:style style:name="P26" style:family="paragraph" style:parent-style-name="Default_20_Text">
      <style:text-properties style:font-name="Times New Roman2" fo:font-size="12pt" style:font-name-asian="Times New Roman2" style:font-size-asian="12pt" style:font-name-complex="Times New Roman2" style:font-size-complex="12pt"/>
    </style:style>
    <style:style style:name="P27"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8" style:family="paragraph" style:parent-style-name="Default_20_Text">
      <style:text-properties style:font-name="Helvetica" fo:font-size="10pt" style:font-name-asian="Helvetica" style:font-size-asian="10pt" style:font-name-complex="Helvetica" style:font-size-complex="10pt"/>
    </style:style>
    <style:style style:name="P29"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0" style:family="paragraph" style:parent-style-name="Default_20_Text">
      <style:text-properties style:font-name="Times New Roman"/>
    </style:style>
    <style:style style:name="P31" style:family="paragraph" style:parent-style-name="Default_20_Text">
      <style:text-properties style:font-name="Times New Roman" fo:font-size="12pt" style:font-name-asian="Helvetica" style:font-size-asian="12pt" style:font-name-complex="Helvetica" style:font-size-complex="12pt"/>
    </style:style>
    <style:style style:name="P32"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3"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4"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5"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6" style:family="paragraph" style:parent-style-name="Default_20_Text">
      <style:text-properties style:font-name="Times New Roman3" fo:font-size="12pt" style:font-name-asian="Helvetica" style:font-size-asian="10pt" style:font-name-complex="Helvetica" style:font-size-complex="10pt"/>
    </style:style>
    <style:style style:name="P37"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38"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3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2" style:family="paragraph" style:parent-style-name="Default_20_Text">
      <style:paragraph-properties fo:margin-left="0.5in" fo:margin-right="0in" fo:text-indent="0in" style:auto-text-indent="false"/>
    </style:style>
    <style:style style:name="P43" style:family="paragraph" style:parent-style-name="Heading_20_3">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style>
    <style:style style:name="P45" style:family="paragraph" style:parent-style-name="Standard">
      <style:paragraph-properties fo:margin-left="0.5in" fo:margin-right="0in" fo:text-indent="0in" style:auto-text-indent="false"/>
      <style:text-properties fo:font-weight="bold" style:font-weight-asian="bold" style:font-weight-complex="bold"/>
    </style:style>
    <style:style style:name="P46" style:family="paragraph" style:parent-style-name="Code_20_Indented">
      <style:paragraph-properties fo:margin-left="0.5in" fo:margin-right="0in" fo:text-indent="0in" style:auto-text-indent="false"/>
    </style:style>
    <style:style style:name="P47" style:family="paragraph" style:parent-style-name="Text_20_Body_20_Single">
      <style:paragraph-properties fo:margin-top="0in" fo:margin-bottom="0in"/>
    </style:style>
    <style:style style:name="P48" style:family="paragraph" style:parent-style-name="Text_20_Body_20_Single">
      <style:paragraph-properties fo:margin-top="0in" fo:margin-bottom="0in"/>
      <style:text-properties style:font-name="Times New Roman"/>
    </style:style>
    <style:style style:name="P49" style:family="paragraph" style:parent-style-name="Text_20_Body_20_Single">
      <style:paragraph-properties fo:margin-top="0in" fo:margin-bottom="0in"/>
      <style:text-properties style:font-name="Times New Roman" fo:font-weight="normal"/>
    </style:style>
    <style:style style:name="P50"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1"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2" style:family="paragraph" style:parent-style-name="Text_20_Body_20_Single">
      <style:paragraph-properties fo:margin-top="0in" fo:margin-bottom="0in"/>
      <style:text-properties fo:font-style="italic" style:font-style-asian="italic" style:font-style-complex="italic"/>
    </style:style>
    <style:style style:name="P53"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4" style:family="paragraph" style:parent-style-name="Default_20_Text">
      <style:paragraph-properties fo:margin-left="1in" fo:margin-right="0in" fo:text-indent="0in" style:auto-text-indent="false"/>
    </style:style>
    <style:style style:name="P5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6"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7" style:family="paragraph" style:parent-style-name="Code_20_Indented">
      <style:paragraph-properties fo:margin-left="0.5in" fo:margin-right="0in" fo:text-indent="-0.25in" style:auto-text-indent="false"/>
    </style:style>
    <style:style style:name="P58" style:family="paragraph" style:parent-style-name="Body_20_Text_20_First_20_Indent">
      <style:paragraph-properties fo:margin-left="0.5in" fo:margin-right="0in" fo:text-indent="-0.25in" style:auto-text-indent="false"/>
      <style:text-properties fo:font-weight="bold"/>
    </style:style>
    <style:style style:name="P59" style:family="paragraph" style:parent-style-name="Code_20_Indented">
      <style:paragraph-properties fo:text-align="start" style:justify-single-word="false" style:text-autospace="none"/>
    </style:style>
    <style:style style:name="P60" style:family="paragraph" style:parent-style-name="Code_20_Indented">
      <style:text-properties style:font-name="Times New Roman1" fo:font-size="12pt" style:font-name-asian="Helvetica" style:font-size-asian="12pt" style:font-name-complex="Helvetica" style:font-size-complex="12pt"/>
    </style:style>
    <style:style style:name="P61"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2" style:family="paragraph" style:parent-style-name="Code_20_Indented">
      <style:text-properties style:font-name-asian="BookMasterGothic-Roman" style:font-name-complex="BookMasterGothic-Roman"/>
    </style:style>
    <style:style style:name="P63" style:family="paragraph" style:parent-style-name="Code_20_Indented">
      <style:text-properties style:font-name="Helvetica" fo:font-size="10pt" style:font-name-asian="Helvetica" style:font-size-asian="10pt" style:font-name-complex="Helvetica" style:font-size-complex="10pt"/>
    </style:style>
    <style:style style:name="P64" style:family="paragraph" style:parent-style-name="Code_20_Indented">
      <style:text-properties fo:color="#000000" style:font-name="Courier New1" fo:font-size="10pt" style:font-name-asian="Courier" style:font-size-asian="10pt" style:font-name-complex="Courier" style:font-size-complex="10pt"/>
    </style:style>
    <style:style style:name="P65" style:family="paragraph" style:parent-style-name="Code_20_Indented">
      <style:text-properties fo:color="#000000" style:font-name-asian="Courier" style:font-name-complex="Courier"/>
    </style:style>
    <style:style style:name="P66"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7"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68" style:family="paragraph" style:parent-style-name="Code_20_Indented">
      <style:paragraph-properties fo:margin-left="1in" fo:margin-right="0in" fo:text-indent="-0.25in" style:auto-text-indent="false"/>
    </style:style>
    <style:style style:name="P69"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0"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1"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2"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3" style:family="paragraph" style:parent-style-name="Code_20_Indented">
      <style:paragraph-properties fo:margin-left="0.25in" fo:margin-right="0in" fo:text-indent="0in" style:auto-text-indent="false"/>
    </style:style>
    <style:style style:name="P74"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5" style:family="paragraph" style:parent-style-name="Body_20_Text_20_First_20_Indent">
      <style:paragraph-properties fo:margin-left="0.5in" fo:margin-right="0in" fo:text-indent="0.1457in" style:auto-text-indent="false"/>
    </style:style>
    <style:style style:name="P76" style:family="paragraph" style:parent-style-name="Heading_20_2">
      <style:text-properties style:font-name="Arial" fo:font-size="14pt" style:font-name-asian="Helvetica" style:font-size-asian="14pt" style:font-name-complex="Helvetica" style:font-size-complex="14pt"/>
    </style:style>
    <style:style style:name="P77"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78" style:family="paragraph" style:parent-style-name="Standard">
      <style:text-properties fo:font-weight="bold"/>
    </style:style>
    <style:style style:name="P79"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0"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1" style:family="paragraph" style:parent-style-name="Standard">
      <style:text-properties style:font-name="Times New Roman"/>
    </style:style>
    <style:style style:name="P82" style:family="paragraph" style:parent-style-name="Text_20_body">
      <style:text-properties fo:color="#000000"/>
    </style:style>
    <style:style style:name="P83" style:family="paragraph" style:parent-style-name="Text_20_body">
      <style:text-properties fo:color="#000000" style:font-name="TimesNewRomanPS-BoldMT" fo:font-weight="bold"/>
    </style:style>
    <style:style style:name="P84" style:family="paragraph" style:parent-style-name="Text_20_body">
      <style:text-properties fo:color="#000000" style:font-name="TimesNewRomanPS-ItalicMT" fo:font-style="italic"/>
    </style:style>
    <style:style style:name="P85" style:family="paragraph" style:parent-style-name="Text_20_body">
      <style:text-properties fo:color="#000000" style:font-name="TimesNewRomanPS-ItalicMT" fo:font-size="10pt" fo:font-style="italic"/>
    </style:style>
    <style:style style:name="P86" style:family="paragraph" style:parent-style-name="Text_20_body">
      <style:text-properties fo:color="#000000" style:font-name="TimesNewRomanPSMT1"/>
    </style:style>
    <style:style style:name="P87" style:family="paragraph" style:parent-style-name="Text_20_body">
      <style:text-properties fo:color="#000000" style:font-name="CourierNewPSMT" fo:font-size="10pt"/>
    </style:style>
    <style:style style:name="P88" style:family="paragraph" style:parent-style-name="Text_20_body">
      <style:text-properties fo:color="#000000" style:font-name="CourierNewPSMT" fo:font-size="9pt"/>
    </style:style>
    <style:style style:name="P89" style:family="paragraph" style:parent-style-name="Text_20_body">
      <style:text-properties fo:color="#000000" style:font-name="CourierNewPS-ItalicMT" fo:font-size="10pt" fo:font-style="italic"/>
    </style:style>
    <style:style style:name="P90" style:family="paragraph" style:parent-style-name="Text_20_body">
      <style:text-properties fo:color="#000000" style:font-name="Helv1" fo:font-size="10pt"/>
    </style:style>
    <style:style style:name="P91" style:family="paragraph" style:parent-style-name="Text_20_body">
      <style:text-properties fo:color="#000000" style:font-name="Times New Roman1" fo:font-weight="normal"/>
    </style:style>
    <style:style style:name="P92" style:family="paragraph" style:parent-style-name="Text_20_body">
      <style:text-properties fo:color="#000000" style:font-name="Times New Roman1" fo:font-style="normal" fo:font-weight="normal"/>
    </style:style>
    <style:style style:name="P93" style:family="paragraph" style:parent-style-name="Text_20_body">
      <style:text-properties fo:color="#ff0000"/>
    </style:style>
    <style:style style:name="P94" style:family="paragraph" style:parent-style-name="Text_20_body">
      <style:text-properties fo:color="#ff0000" style:text-line-through-style="solid" style:font-name="TimesNewRomanPSMT1"/>
    </style:style>
    <style:style style:name="P95" style:family="paragraph" style:parent-style-name="Text_20_body">
      <style:text-properties fo:color="#ff0000" fo:font-style="normal" fo:font-weight="normal"/>
    </style:style>
    <style:style style:name="P96" style:family="paragraph" style:parent-style-name="Text_20_body">
      <style:text-properties fo:color="#ff9900"/>
    </style:style>
    <style:style style:name="P97" style:family="paragraph" style:parent-style-name="Text_20_body">
      <style:text-properties fo:color="#ff9900" style:font-name="TimesNewRomanPSMT1"/>
    </style:style>
    <style:style style:name="P98" style:family="paragraph" style:parent-style-name="Text_20_body">
      <style:text-properties fo:color="#ff9900" style:font-name="TimesNewRomanPS-ItalicMT" fo:font-style="italic"/>
    </style:style>
    <style:style style:name="P99" style:family="paragraph" style:parent-style-name="Text_20_body">
      <style:text-properties fo:color="#ff9900" style:font-name="CourierNewPSMT" fo:font-size="10pt"/>
    </style:style>
    <style:style style:name="P10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1" style:family="paragraph" style:parent-style-name="Contents_20_2">
      <style:paragraph-properties>
        <style:tab-stops>
          <style:tab-stop style:position="5.5252in" style:type="right" style:leader-style="dotted" style:leader-text="."/>
        </style:tab-stops>
      </style:paragraph-properties>
    </style:style>
    <style:style style:name="P102" style:family="paragraph" style:parent-style-name="Default_20_Text">
      <style:text-properties fo:color="#000000" style:font-name="Times New Roman" fo:font-size="12pt" style:font-name-asian="Helv" style:font-size-asian="12pt" style:font-name-complex="Helv" style:font-size-complex="12pt"/>
    </style:style>
    <style:style style:name="P103" style:family="paragraph" style:parent-style-name="Default_20_Text">
      <style:text-properties fo:color="#000000" style:font-name="Times New Roman" fo:font-size="10pt" style:font-name-asian="Helv" style:font-size-asian="10pt" style:font-name-complex="Helv" style:font-size-complex="10pt"/>
    </style:style>
    <style:style style:name="P104" style:family="paragraph" style:parent-style-name="Default_20_Text" style:list-style-name="L2"/>
    <style:style style:name="P105" style:family="paragraph" style:parent-style-name="Default_20_Text" style:list-style-name="L2"/>
    <style:style style:name="P106" style:family="paragraph" style:parent-style-name="Default_20_Text" style:list-style-name="L2"/>
    <style:style style:name="P107" style:family="paragraph" style:parent-style-name="Default_20_Text" style:list-style-name="L2"/>
    <style:style style:name="P108" style:family="paragraph" style:parent-style-name="Default_20_Text" style:list-style-name="L2"/>
    <style:style style:name="P109" style:family="paragraph" style:parent-style-name="Default_20_Text" style:list-style-name="L2"/>
    <style:style style:name="P110" style:family="paragraph" style:parent-style-name="Default_20_Text" style:list-style-name="L2"/>
    <style:style style:name="P111" style:family="paragraph" style:parent-style-name="Default_20_Text" style:list-style-name="L6"/>
    <style:style style:name="P112" style:family="paragraph" style:parent-style-name="Default_20_Text" style:list-style-name="L7"/>
    <style:style style:name="P113" style:family="paragraph" style:parent-style-name="Default_20_Text" style:list-style-name="L7"/>
    <style:style style:name="P114" style:family="paragraph" style:parent-style-name="Default_20_Text" style:list-style-name="L7"/>
    <style:style style:name="P115" style:family="paragraph" style:parent-style-name="Default_20_Text" style:list-style-name="L7"/>
    <style:style style:name="P116" style:family="paragraph" style:parent-style-name="Default_20_Text" style:list-style-name="L8"/>
    <style:style style:name="P117" style:family="paragraph" style:parent-style-name="Default_20_Text" style:list-style-name="L8"/>
    <style:style style:name="P118" style:family="paragraph" style:parent-style-name="Default_20_Text" style:list-style-name="L8"/>
    <style:style style:name="P119" style:family="paragraph" style:parent-style-name="Default_20_Text" style:list-style-name="L8"/>
    <style:style style:name="P120" style:family="paragraph" style:parent-style-name="Default_20_Text" style:list-style-name="L8"/>
    <style:style style:name="P121" style:family="paragraph" style:parent-style-name="Default_20_Text" style:list-style-name="L8"/>
    <style:style style:name="P122" style:family="paragraph" style:parent-style-name="Default_20_Text" style:list-style-name="L8"/>
    <style:style style:name="P123" style:family="paragraph" style:parent-style-name="Default_20_Text" style:list-style-name="L8"/>
    <style:style style:name="P124" style:family="paragraph" style:parent-style-name="Default_20_Text" style:list-style-name="L8"/>
    <style:style style:name="P125" style:family="paragraph" style:parent-style-name="Default_20_Text" style:list-style-name="L8"/>
    <style:style style:name="P126" style:family="paragraph" style:parent-style-name="Default_20_Text" style:list-style-name="L8"/>
    <style:style style:name="P127" style:family="paragraph" style:parent-style-name="Default_20_Text" style:list-style-name="L8"/>
    <style:style style:name="P128" style:family="paragraph" style:parent-style-name="Default_20_Text" style:list-style-name="L2"/>
    <style:style style:name="P129" style:family="paragraph" style:parent-style-name="Default_20_Text" style:list-style-name="L6"/>
    <style:style style:name="P130" style:family="paragraph" style:parent-style-name="Default_20_Text" style:list-style-name="L10"/>
    <style:style style:name="P131" style:family="paragraph" style:parent-style-name="Default_20_Text" style:list-style-name="L10"/>
    <style:style style:name="P132" style:family="paragraph" style:parent-style-name="Default_20_Text" style:list-style-name="L12"/>
    <style:style style:name="P133" style:family="paragraph" style:parent-style-name="Default_20_Text" style:list-style-name="L12"/>
    <style:style style:name="P134" style:family="paragraph" style:parent-style-name="Default_20_Text" style:list-style-name="L12"/>
    <style:style style:name="P135" style:family="paragraph" style:parent-style-name="Default_20_Text" style:list-style-name="L12"/>
    <style:style style:name="P136" style:family="paragraph" style:parent-style-name="Default_20_Text" style:list-style-name="L12"/>
    <style:style style:name="P137" style:family="paragraph" style:parent-style-name="Default_20_Text" style:list-style-name="L12"/>
    <style:style style:name="P138" style:family="paragraph" style:parent-style-name="Default_20_Text" style:list-style-name="L12"/>
    <style:style style:name="P139" style:family="paragraph" style:parent-style-name="Default_20_Text" style:list-style-name="L12"/>
    <style:style style:name="P140" style:family="paragraph" style:parent-style-name="Default_20_Text" style:list-style-name="L12"/>
    <style:style style:name="P141" style:family="paragraph" style:parent-style-name="Default_20_Text" style:list-style-name="L12"/>
    <style:style style:name="P142" style:family="paragraph" style:parent-style-name="Default_20_Text" style:list-style-name="L12"/>
    <style:style style:name="P143" style:family="paragraph" style:parent-style-name="Default_20_Text" style:list-style-name="L12"/>
    <style:style style:name="P144" style:family="paragraph" style:parent-style-name="Default_20_Text" style:list-style-name="L12"/>
    <style:style style:name="P145" style:family="paragraph" style:parent-style-name="Default_20_Text" style:list-style-name="L14"/>
    <style:style style:name="P146" style:family="paragraph" style:parent-style-name="Default_20_Text" style:list-style-name="L14"/>
    <style:style style:name="P147" style:family="paragraph" style:parent-style-name="Default_20_Text" style:list-style-name="L14"/>
    <style:style style:name="P148" style:family="paragraph" style:parent-style-name="Default_20_Text" style:list-style-name="L14"/>
    <style:style style:name="P149" style:family="paragraph" style:parent-style-name="Default_20_Text" style:list-style-name="L14"/>
    <style:style style:name="P150" style:family="paragraph" style:parent-style-name="Default_20_Text" style:list-style-name="L14"/>
    <style:style style:name="P151" style:family="paragraph" style:parent-style-name="Default_20_Text" style:list-style-name="L14"/>
    <style:style style:name="P152" style:family="paragraph" style:parent-style-name="Default_20_Text" style:list-style-name="L14">
      <style:text-properties style:font-name="Times New Roman"/>
    </style:style>
    <style:style style:name="P15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54" style:family="paragraph" style:parent-style-name="Default_20_Text" style:list-style-name="L2">
      <style:paragraph-properties fo:margin-left="0.7398in" fo:margin-right="0in" fo:text-indent="0in" style:auto-text-indent="false"/>
    </style:style>
    <style:style style:name="P155" style:family="paragraph" style:parent-style-name="Default_20_Text" style:list-style-name="L3">
      <style:paragraph-properties fo:margin-left="0.5in" fo:margin-right="0in" fo:text-indent="0in" style:auto-text-indent="false"/>
    </style:style>
    <style:style style:name="P156" style:family="paragraph" style:parent-style-name="Default_20_Text" style:list-style-name="L4">
      <style:paragraph-properties fo:margin-left="0.5in" fo:margin-right="0in" fo:text-indent="0in" style:auto-text-indent="false"/>
    </style:style>
    <style:style style:name="P157" style:family="paragraph" style:parent-style-name="Default_20_Text" style:list-style-name="L4">
      <style:paragraph-properties fo:margin-left="0.5in" fo:margin-right="0in" fo:text-indent="0in" style:auto-text-indent="false"/>
    </style:style>
    <style:style style:name="P158" style:family="paragraph" style:parent-style-name="Default_20_Text" style:list-style-name="L14">
      <style:paragraph-properties fo:margin-left="0.5in" fo:margin-right="0in" fo:text-indent="0in" style:auto-text-indent="false"/>
      <style:text-properties style:font-name="Times New Roman" fo:font-size="10pt" style:font-size-asian="10pt" style:font-size-complex="10pt"/>
    </style:style>
    <style:style style:name="P159" style:family="paragraph" style:parent-style-name="Default_20_Text" style:list-style-name="L5">
      <style:paragraph-properties fo:margin-left="0.25in" fo:margin-right="0in" fo:text-indent="0in" style:auto-text-indent="false"/>
      <style:text-properties fo:font-weight="bold"/>
    </style:style>
    <style:style style:name="P160" style:family="paragraph" style:parent-style-name="Default_20_Text" style:list-style-name="L12">
      <style:paragraph-properties fo:margin-left="-0.5in" fo:margin-right="0in" fo:text-indent="0in" style:auto-text-indent="false"/>
    </style:style>
    <style:style style:name="P161" style:family="paragraph" style:parent-style-name="Default_20_Text" style:list-style-name="L12">
      <style:paragraph-properties fo:margin-left="-0.5in" fo:margin-right="0in" fo:text-indent="0in" style:auto-text-indent="false"/>
    </style:style>
    <style:style style:name="P162"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3"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4"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5"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6"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7"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8"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9"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0" style:family="paragraph" style:parent-style-name="Default_20_Text" style:list-style-name="L13">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1" style:family="paragraph" style:parent-style-name="Code_20_Indented" style:list-style-name="L2"/>
    <style:style style:name="P172" style:family="paragraph" style:parent-style-name="Code_20_Indented" style:list-style-name="L2"/>
    <style:style style:name="P173" style:family="paragraph" style:parent-style-name="Code_20_Indented" style:list-style-name="L2"/>
    <style:style style:name="P174" style:family="paragraph" style:parent-style-name="Code_20_Indented" style:list-style-name="L2"/>
    <style:style style:name="P175" style:family="paragraph" style:parent-style-name="Code_20_Indented" style:list-style-name="L2"/>
    <style:style style:name="P176" style:family="paragraph" style:parent-style-name="Code_20_Indented" style:list-style-name="L2"/>
    <style:style style:name="P177" style:family="paragraph" style:parent-style-name="Code_20_Indented" style:list-style-name="L2"/>
    <style:style style:name="P178" style:family="paragraph" style:parent-style-name="Code_20_Indented" style:list-style-name="L2"/>
    <style:style style:name="P179" style:family="paragraph" style:parent-style-name="Code_20_Indented" style:list-style-name="L6"/>
    <style:style style:name="P180" style:family="paragraph" style:parent-style-name="Code_20_Indented" style:list-style-name="L6"/>
    <style:style style:name="P181" style:family="paragraph" style:parent-style-name="Code_20_Indented" style:list-style-name="L6">
      <style:text-properties style:font-name="Times New Roman" fo:font-size="12pt" style:font-size-asian="12pt" style:font-size-complex="12pt"/>
    </style:style>
    <style:style style:name="P182" style:family="paragraph" style:parent-style-name="Code_20_Indented" style:list-style-name="L6">
      <style:text-properties style:font-name="Times New Roman" fo:font-size="12pt" style:font-size-asian="12pt" style:font-size-complex="12pt"/>
    </style:style>
    <style:style style:name="P183" style:family="paragraph" style:parent-style-name="Code_20_Indented" style:list-style-name="L6">
      <style:text-properties style:font-name="Times New Roman" fo:font-size="12pt" style:font-size-asian="12pt" style:font-size-complex="12pt"/>
    </style:style>
    <style:style style:name="P184" style:family="paragraph" style:parent-style-name="Code_20_Indented" style:list-style-name="L6">
      <style:text-properties style:font-name="Times New Roman" fo:font-size="12pt" style:font-size-asian="12pt" style:font-size-complex="12pt"/>
    </style:style>
    <style:style style:name="P185" style:family="paragraph" style:parent-style-name="Code_20_Indented" style:list-style-name="L6">
      <style:text-properties style:font-name="Times New Roman" fo:font-size="12pt" style:font-size-asian="12pt" style:font-size-complex="12pt"/>
    </style:style>
    <style:style style:name="P186" style:family="paragraph" style:parent-style-name="Code_20_Indented" style:list-style-name="L6">
      <style:text-properties style:font-name="Times New Roman" fo:font-size="12pt" style:font-size-asian="12pt" style:font-size-complex="12pt"/>
    </style:style>
    <style:style style:name="P187" style:family="paragraph" style:parent-style-name="Code_20_Indented" style:list-style-name="L6"/>
    <style:style style:name="P188" style:family="paragraph" style:parent-style-name="Code_20_Indented" style:list-style-name="L6">
      <style:text-properties style:font-name="Courier New1" fo:font-size="12pt" fo:font-style="normal" fo:font-weight="normal" style:font-size-asian="12pt" style:font-size-complex="12pt"/>
    </style:style>
    <style:style style:name="P189" style:family="paragraph" style:parent-style-name="Code_20_Indented" style:list-style-name="L6"/>
    <style:style style:name="P190" style:family="paragraph" style:parent-style-name="Code_20_Indented" style:list-style-name="L6">
      <style:text-properties fo:font-size="12pt" style:font-size-asian="12pt" style:font-size-complex="12pt"/>
    </style:style>
    <style:style style:name="P191" style:family="paragraph" style:parent-style-name="Code_20_Indented" style:list-style-name="L6"/>
    <style:style style:name="P192" style:family="paragraph" style:parent-style-name="Code_20_Indented" style:list-style-name="L6"/>
    <style:style style:name="P193" style:family="paragraph" style:parent-style-name="Code_20_Indented" style:list-style-name="L2">
      <style:paragraph-properties fo:margin-left="0.448in" fo:margin-right="0in" fo:text-indent="-0.25in" style:auto-text-indent="false">
        <style:tab-stops/>
      </style:paragraph-properties>
    </style:style>
    <style:style style:name="P194" style:family="paragraph" style:parent-style-name="Code_20_Indented" style:list-style-name="L2">
      <style:paragraph-properties fo:margin-left="0.5in" fo:margin-right="0in" fo:text-indent="-0.25in" style:auto-text-indent="false"/>
    </style:style>
    <style:style style:name="P195" style:family="paragraph" style:parent-style-name="Code_20_Indented" style:list-style-name="L4">
      <style:paragraph-properties fo:margin-left="0in" fo:margin-right="0in" fo:text-indent="-0.25in" style:auto-text-indent="false"/>
    </style:style>
    <style:style style:name="P196" style:family="paragraph" style:parent-style-name="Code_20_Indented" style:list-style-name="L2">
      <style:paragraph-properties fo:margin-left="0in" fo:margin-right="0in" fo:text-indent="-0.25in" style:auto-text-indent="false"/>
    </style:style>
    <style:style style:name="P197" style:family="paragraph" style:parent-style-name="Code_20_Indented" style:list-style-name="L2">
      <style:paragraph-properties fo:margin-left="0in" fo:margin-right="0in" fo:text-indent="-0.25in" style:auto-text-indent="false"/>
    </style:style>
    <style:style style:name="P198" style:family="paragraph" style:parent-style-name="Code_20_Indented" style:list-style-name="L2">
      <style:paragraph-properties fo:margin-left="0in" fo:margin-right="0in" fo:text-indent="-0.25in" style:auto-text-indent="false"/>
    </style:style>
    <style:style style:name="P199" style:family="paragraph" style:parent-style-name="Code_20_Indented" style:list-style-name="L2">
      <style:paragraph-properties fo:margin-left="0in" fo:margin-right="0in" fo:text-indent="-0.25in" style:auto-text-indent="false"/>
    </style:style>
    <style:style style:name="P200" style:family="paragraph" style:parent-style-name="Code_20_Indented" style:list-style-name="L2">
      <style:paragraph-properties fo:margin-left="0in" fo:margin-right="0in" fo:text-indent="-0.25in" style:auto-text-indent="false"/>
    </style:style>
    <style:style style:name="P201" style:family="paragraph" style:parent-style-name="Code_20_Indented" style:list-style-name="L2">
      <style:paragraph-properties fo:margin-left="0in" fo:margin-right="0in" fo:text-indent="-0.25in" style:auto-text-indent="false"/>
    </style:style>
    <style:style style:name="P202" style:family="paragraph" style:parent-style-name="Code_20_Indented" style:list-style-name="L2">
      <style:paragraph-properties fo:margin-left="0in" fo:margin-right="0in" fo:text-indent="-0.25in" style:auto-text-indent="false"/>
    </style:style>
    <style:style style:name="P203" style:family="paragraph" style:parent-style-name="Code_20_Indented" style:list-style-name="L2">
      <style:paragraph-properties fo:margin-left="0in" fo:margin-right="0in" fo:text-indent="-0.25in" style:auto-text-indent="false"/>
    </style:style>
    <style:style style:name="P204" style:family="paragraph" style:parent-style-name="Code_20_Indented" style:list-style-name="L2">
      <style:paragraph-properties fo:margin-left="-1in" fo:margin-right="0in" fo:text-indent="-0.25in" style:auto-text-indent="false"/>
    </style:style>
    <style:style style:name="P205" style:family="paragraph" style:parent-style-name="Code_20_Indented" style:list-style-name="L2">
      <style:paragraph-properties fo:margin-left="-1in" fo:margin-right="0in" fo:text-indent="-0.25in" style:auto-text-indent="false"/>
    </style:style>
    <style:style style:name="P206" style:family="paragraph" style:parent-style-name="Text_20_Body_20_Single" style:list-style-name="L6">
      <style:paragraph-properties fo:margin-left="0.5in" fo:margin-right="0in" fo:margin-top="0in" fo:margin-bottom="0in" fo:text-indent="0in" style:auto-text-indent="false"/>
    </style:style>
    <style:style style:name="P207" style:family="paragraph" style:parent-style-name="Text_20_Body_20_Single" style:list-style-name="L6">
      <style:paragraph-properties fo:margin-left="0.5in" fo:margin-right="0in" fo:margin-top="0in" fo:margin-bottom="0in" fo:text-indent="0in" style:auto-text-indent="false"/>
    </style:style>
    <style:style style:name="P208" style:family="paragraph" style:parent-style-name="Text_20_Body_20_Single" style:list-style-name="L6">
      <style:paragraph-properties fo:margin-top="0in" fo:margin-bottom="0in"/>
      <style:text-properties style:font-name="Times New Roman"/>
    </style:style>
    <style:style style:name="P209" style:family="paragraph" style:parent-style-name="Text_20_Body_20_Single" style:list-style-name="L6">
      <style:paragraph-properties fo:margin-top="0in" fo:margin-bottom="0in"/>
      <style:text-properties style:font-name="Times New Roman" fo:font-style="normal" fo:font-weight="bold"/>
    </style:style>
    <style:style style:name="P210" style:family="paragraph" style:parent-style-name="Text_20_Body_20_Single" style:list-style-name="L6">
      <style:paragraph-properties fo:margin-top="0in" fo:margin-bottom="0in"/>
      <style:text-properties style:font-name="Times New Roman" fo:font-style="normal" fo:font-weight="bold"/>
    </style:style>
    <style:style style:name="P211" style:family="paragraph" style:parent-style-name="Text_20_Body_20_Single" style:list-style-name="L6">
      <style:paragraph-properties fo:margin-top="0in" fo:margin-bottom="0in"/>
      <style:text-properties style:font-name="Times New Roman" fo:font-weight="bold"/>
    </style:style>
    <style:style style:name="P212"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3" style:family="paragraph" style:parent-style-name="Text_20_Body_20_Single" style:list-style-name="L6">
      <style:paragraph-properties fo:margin-top="0in" fo:margin-bottom="0in"/>
      <style:text-properties style:font-name="Times New Roman"/>
    </style:style>
    <style:style style:name="P224" style:family="paragraph" style:parent-style-name="Text_20_Body_20_Single" style:list-style-name="L6">
      <style:paragraph-properties fo:margin-top="0in" fo:margin-bottom="0in"/>
      <style:text-properties style:font-name="Times New Roman"/>
    </style:style>
    <style:style style:name="P225" style:family="paragraph" style:parent-style-name="Text_20_Body_20_Single" style:list-style-name="L9">
      <style:paragraph-properties fo:margin-top="0in" fo:margin-bottom="0in"/>
    </style:style>
    <style:style style:name="P226" style:family="paragraph" style:parent-style-name="Text_20_Body_20_Single" style:list-style-name="L9">
      <style:paragraph-properties fo:margin-top="0in" fo:margin-bottom="0in"/>
    </style:style>
    <style:style style:name="P227" style:family="paragraph" style:parent-style-name="Text_20_Body_20_Single" style:list-style-name="L9">
      <style:paragraph-properties fo:margin-top="0in" fo:margin-bottom="0in"/>
    </style:style>
    <style:style style:name="P228" style:family="paragraph" style:parent-style-name="Text_20_Body_20_Single" style:list-style-name="L9">
      <style:paragraph-properties fo:margin-top="0in" fo:margin-bottom="0in"/>
    </style:style>
    <style:style style:name="P229" style:family="paragraph" style:parent-style-name="Text_20_Body_20_Single" style:list-style-name="L9">
      <style:paragraph-properties fo:margin-top="0in" fo:margin-bottom="0in"/>
    </style:style>
    <style:style style:name="P230" style:family="paragraph" style:parent-style-name="Text_20_Body_20_Single" style:list-style-name="L9">
      <style:paragraph-properties fo:margin-top="0in" fo:margin-bottom="0in"/>
    </style:style>
    <style:style style:name="P231" style:family="paragraph" style:parent-style-name="Text_20_Body_20_Single" style:list-style-name="L9">
      <style:paragraph-properties fo:margin-top="0in" fo:margin-bottom="0in"/>
    </style:style>
    <style:style style:name="P232" style:family="paragraph" style:parent-style-name="Text_20_Body_20_Single" style:list-style-name="L9">
      <style:paragraph-properties fo:margin-top="0in" fo:margin-bottom="0in"/>
    </style:style>
    <style:style style:name="P233" style:family="paragraph" style:parent-style-name="Text_20_Body_20_Single" style:list-style-name="L9">
      <style:paragraph-properties fo:margin-top="0in" fo:margin-bottom="0in"/>
    </style:style>
    <style:style style:name="P234" style:family="paragraph" style:parent-style-name="Text_20_Body_20_Single" style:list-style-name="L9">
      <style:paragraph-properties fo:margin-top="0in" fo:margin-bottom="0in"/>
    </style:style>
    <style:style style:name="P235" style:family="paragraph" style:parent-style-name="Text_20_Body_20_Single" style:list-style-name="L9">
      <style:paragraph-properties fo:margin-top="0in" fo:margin-bottom="0in"/>
    </style:style>
    <style:style style:name="P236" style:family="paragraph" style:parent-style-name="Text_20_Body_20_Single" style:list-style-name="L9">
      <style:paragraph-properties fo:margin-top="0in" fo:margin-bottom="0in"/>
      <style:text-properties fo:font-style="italic" style:font-style-asian="italic" style:font-style-complex="italic"/>
    </style:style>
    <style:style style:name="P237" style:family="paragraph" style:parent-style-name="Text_20_Body_20_Single" style:list-style-name="L9">
      <style:paragraph-properties fo:margin-top="0in" fo:margin-bottom="0in"/>
      <style:text-properties fo:font-style="italic" style:font-style-asian="italic" style:font-style-complex="italic"/>
    </style:style>
    <style:style style:name="P238" style:family="paragraph" style:parent-style-name="Text_20_Body_20_Single" style:list-style-name="L9">
      <style:paragraph-properties fo:margin-top="0in" fo:margin-bottom="0in"/>
    </style:style>
    <style:style style:name="P239" style:family="paragraph" style:parent-style-name="Text_20_Body_20_Single" style:list-style-name="L9">
      <style:paragraph-properties fo:margin-top="0in" fo:margin-bottom="0in" fo:orphans="2" fo:widows="2" style:writing-mode="lr-tb"/>
    </style:style>
    <style:style style:name="P240"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41" style:family="paragraph" style:parent-style-name="Text_20_Body_20_Single" style:list-style-name="L6">
      <style:paragraph-properties fo:margin-left="0in" fo:margin-right="0in" fo:margin-top="0in" fo:margin-bottom="0in" fo:text-indent="0in" style:auto-text-indent="false"/>
    </style:style>
    <style:style style:name="P242"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43"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4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6" style:family="paragraph" style:parent-style-name="Body_20_Text_20_First_20_Indent" style:list-style-name="L6"/>
    <style:style style:name="P247" style:family="paragraph" style:parent-style-name="Body_20_Text_20_First_20_Indent" style:list-style-name="L6"/>
    <style:style style:name="P248" style:family="paragraph" style:parent-style-name="Body_20_Text_20_First_20_Indent" style:list-style-name="L6">
      <style:text-properties fo:font-size="12pt" style:font-size-asian="12pt" style:font-size-complex="12pt"/>
    </style:style>
    <style:style style:name="P249" style:family="paragraph" style:parent-style-name="Body_20_Text_20_First_20_Indent" style:list-style-name="L6"/>
    <style:style style:name="P250" style:family="paragraph" style:parent-style-name="Body_20_Text_20_First_20_Indent" style:list-style-name="L6"/>
    <style:style style:name="P251" style:family="paragraph" style:parent-style-name="Body_20_Text_20_First_20_Indent" style:list-style-name="L11"/>
    <style:style style:name="P252" style:family="paragraph" style:parent-style-name="Body_20_Text_20_First_20_Indent" style:list-style-name="L11"/>
    <style:style style:name="P253" style:family="paragraph" style:parent-style-name="Body_20_Text_20_First_20_Indent" style:list-style-name="L11"/>
    <style:style style:name="P254" style:family="paragraph" style:parent-style-name="Body_20_Text_20_First_20_Indent" style:list-style-name="L11">
      <style:text-properties fo:font-style="italic" style:font-style-asian="italic" style:font-style-complex="italic"/>
    </style:style>
    <style:style style:name="P255" style:family="paragraph" style:parent-style-name="Body_20_Text_20_First_20_Indent" style:list-style-name="L11"/>
    <style:style style:name="P256" style:family="paragraph" style:parent-style-name="Body_20_Text_20_First_20_Indent" style:list-style-name="L11"/>
    <style:style style:name="P25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58" style:family="paragraph" style:parent-style-name="Body_20_Text_20_First_20_Indent" style:list-style-name="L11">
      <style:paragraph-properties fo:margin-left="0in" fo:margin-right="0in" fo:text-indent="0.1457in" style:auto-text-indent="false"/>
    </style:style>
    <style:style style:name="P259" style:family="paragraph" style:parent-style-name="Body_20_Text_20_First_20_Indent" style:list-style-name="L11">
      <style:paragraph-properties fo:margin-left="0in" fo:margin-right="0in" fo:text-indent="0.1457in" style:auto-text-indent="false"/>
      <style:text-properties fo:font-style="italic" style:font-style-asian="italic" style:font-style-complex="italic"/>
    </style:style>
    <style:style style:name="P260" style:family="paragraph" style:parent-style-name="Preformatted_20_Text" style:list-style-name="L14">
      <style:paragraph-properties fo:margin-left="0.5in" fo:margin-right="0in" fo:text-indent="0in" style:auto-text-indent="false"/>
    </style:style>
    <style:style style:name="P261" style:family="paragraph" style:parent-style-name="Preformatted_20_Text" style:list-style-name="L15">
      <style:paragraph-properties fo:margin-left="0.5in" fo:margin-right="0in" fo:text-indent="0in" style:auto-text-indent="false"/>
    </style:style>
    <style:style style:name="P262" style:family="paragraph" style:parent-style-name="Preformatted_20_Text" style:list-style-name="L15">
      <style:paragraph-properties fo:margin-left="0.5in" fo:margin-right="0in" fo:text-indent="0in" style:auto-text-indent="false"/>
    </style:style>
    <style:style style:name="P263" style:family="paragraph" style:parent-style-name="Preformatted_20_Text" style:list-style-name="L15">
      <style:paragraph-properties fo:margin-left="0.5in" fo:margin-right="0in" fo:margin-top="0in" fo:margin-bottom="0.1965in" fo:text-indent="0in" style:auto-text-indent="false"/>
    </style:style>
    <style:style style:name="P264" style:family="paragraph" style:parent-style-name="Preformatted_20_Text" style:list-style-name="L15">
      <style:paragraph-properties fo:margin-left="0.5in" fo:margin-right="0in" fo:margin-top="0in" fo:margin-bottom="0.1965in" fo:text-indent="0in" style:auto-text-indent="false"/>
    </style:style>
    <style:style style:name="P265" style:family="paragraph" style:parent-style-name="Preformatted_20_Text" style:list-style-name="L15">
      <style:paragraph-properties fo:margin-left="0.5in" fo:margin-right="0in" fo:margin-top="0in" fo:margin-bottom="0.1965in" fo:text-indent="0in" style:auto-text-indent="false"/>
      <style:text-properties style:font-name="Times New Roman"/>
    </style:style>
    <style:style style:name="P266" style:family="paragraph" style:parent-style-name="Standard" style:list-style-name="L1"/>
    <style:style style:name="P267" style:family="paragraph" style:parent-style-name="Standard" style:list-style-name="L1"/>
    <style:style style:name="P268"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New1" fo:font-size="10pt" style:font-name-asian="Courier" style:font-size-asian="10pt" style:font-name-complex="Courier" style:font-size-complex="10pt"/>
    </style:style>
    <style:style style:name="T27" style:family="text">
      <style:text-properties fo:color="#000000" style:text-underline-style="none"/>
    </style:style>
    <style:style style:name="T28"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9"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0" style:family="text">
      <style:text-properties fo:color="#000000" style:font-name="Times New Roman" fo:font-size="12pt" style:font-name-asian="Helv" style:font-size-asian="12pt" style:font-name-complex="Helv" style:font-size-complex="12pt"/>
    </style:style>
    <style:style style:name="T31" style:family="text">
      <style:text-properties fo:color="#000000" style:font-name="TimesNewRomanPSMT1"/>
    </style:style>
    <style:style style:name="T32" style:family="text">
      <style:text-properties fo:color="#000000" style:font-name="TimesNewRomanPSMT1" fo:font-size="10pt"/>
    </style:style>
    <style:style style:name="T33" style:family="text">
      <style:text-properties fo:color="#000000" style:text-line-through-style="solid" style:font-name="TimesNewRomanPSMT1"/>
    </style:style>
    <style:style style:name="T34" style:family="text">
      <style:text-properties fo:color="#000000" style:font-name="TimesNewRomanPS-ItalicMT" fo:font-style="italic"/>
    </style:style>
    <style:style style:name="T35" style:family="text">
      <style:text-properties fo:color="#000000" style:font-name="TimesNewRomanPS-ItalicMT" fo:font-size="10pt" fo:font-style="italic"/>
    </style:style>
    <style:style style:name="T36" style:family="text">
      <style:text-properties fo:color="#000000" style:font-name="TimesNewRomanPS-BoldMT" fo:font-weight="bold"/>
    </style:style>
    <style:style style:name="T37" style:family="text">
      <style:text-properties style:font-name-asian="BookMasterGothic-Bold" style:font-style-asian="italic" style:font-weight-asian="bold" style:font-name-complex="BookMasterGothic-Bold" style:font-style-complex="italic" style:font-weight-complex="bold"/>
    </style:style>
    <style:style style:name="T38" style:family="text">
      <style:text-properties style:font-name="Times New Roman1"/>
    </style:style>
    <style:style style:name="T39" style:family="text">
      <style:text-properties style:font-name="Times New Roman1" fo:font-size="12pt" fo:font-style="italic" fo:font-weight="normal" style:font-size-asian="12pt" style:font-style-asian="italic" style:font-size-complex="12pt" style:font-style-complex="italic"/>
    </style:style>
    <style:style style:name="T40" style:family="text">
      <style:text-properties style:font-name="Times New Roman1" fo:font-size="12pt" style:font-name-asian="Helvetica" style:font-size-asian="12pt" style:font-name-complex="Helvetica" style:font-size-complex="12pt"/>
    </style:style>
    <style:style style:name="T41" style:family="text">
      <style:text-properties style:font-name="Times New Roman1" fo:font-size="12pt" style:font-size-asian="12pt" style:font-size-complex="12pt"/>
    </style:style>
    <style:style style:name="T42" style:family="text">
      <style:text-properties style:font-name="Times New Roman1" fo:font-size="12pt" fo:font-style="normal" style:font-name-asian="BookMasterGothic-Roman" style:font-size-asian="12pt" style:font-name-complex="BookMasterGothic-Roman" style:font-size-complex="12pt"/>
    </style:style>
    <style:style style:name="T43"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4"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5"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tyle="normal" style:font-style-asian="italic" style:font-style-complex="italic"/>
    </style:style>
    <style:style style:name="T47" style:family="text">
      <style:text-properties style:font-name="Times New Roman1" fo:font-style="normal" fo:font-weight="normal"/>
    </style:style>
    <style:style style:name="T48" style:family="text">
      <style:text-properties style:font-name="Times New Roman1" style:font-name-asian="BookMasterGothic-Roman" style:font-name-complex="BookMasterGothic-Roman"/>
    </style:style>
    <style:style style:name="T49" style:family="text">
      <style:text-properties style:font-name="Times New Roman1" fo:font-weight="normal"/>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Helvetica" fo:font-size="10pt" style:font-name-asian="Helvetica" style:font-size-asian="10pt" style:font-name-complex="Helvetica" style:font-size-complex="10pt"/>
    </style:style>
    <style:style style:name="T54" style:family="text">
      <style:text-properties style:font-name="Arial1" style:font-name-asian="BookMasterGothic-Roman" style:font-name-complex="BookMasterGothic-Roman"/>
    </style:style>
    <style:style style:name="T55" style:family="text">
      <style:text-properties style:font-name="Courier New1" fo:font-size="12pt" fo:font-style="normal" fo:font-weight="normal" style:font-size-asian="12pt" style:font-style-asian="italic" style:font-size-complex="12pt" style:font-style-complex="italic"/>
    </style:style>
    <style:style style:name="T56" style:family="text">
      <style:text-properties fo:color="#ff0000" style:font-name="TimesNewRomanPSMT1"/>
    </style:style>
    <style:style style:name="T57" style:family="text">
      <style:text-properties style:font-name="TimesNewRomanPS-ItalicMT" fo:font-style="italic"/>
    </style:style>
    <style:style style:name="T58" style:family="text">
      <style:text-properties style:font-name="CourierNewPSMT" fo:font-size="10pt"/>
    </style:style>
    <style:style style:name="T59" style:family="text">
      <style:text-properties style:font-name="CourierNewPSMT" fo:font-size="9pt"/>
    </style:style>
    <style:style style:name="T60" style:family="text">
      <style:text-properties fo:color="#0000ff" style:font-name="TimesNewRomanPS-ItalicMT" fo:font-style="italic"/>
    </style:style>
    <style:style style:name="T6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XCAT 2 DB2 Setup</text:p>
      <text:p text:style-name="P21"><text:date style:data-style-name="N37" text:date-value="2010-07-13T16:32:45.43">07/13/10</text:date>, <text:time style:data-style-name="N43" text:time-value="2010-07-13T16:32:45.43">04:32:45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0"><text:a xlink:type="simple" xlink:href="#1. Overview Setup  DB2 on the Management Node|outline">1.0 <text:s/>Overview Setup <text:s/>DB2 on the Management Node<text:tab/>2</text:a></text:p>
          <text:p text:style-name="P100"><text:a xlink:type="simple" xlink:href="#2. Install DB2 on the Management Node|outline">2.0 <text:s/>Install DB2 on the Management Node<text:tab/>3</text:a></text:p>
          <text:p text:style-name="P101"><text:a xlink:type="simple" xlink:href="#2.1.Disk space needed  to install DB2 |outline">2.1 Disk space needed <text:s/>to install DB2 <text:tab/>3</text:a></text:p>
          <text:p text:style-name="P101"><text:a xlink:type="simple" xlink:href="#2.2.Installation Steps|outline">2.2 Installation Steps<text:tab/>4</text:a></text:p>
          <text:p text:style-name="P101"><text:a xlink:type="simple" xlink:href="#2.3.Installing the DB2 License|outline">2.3 Installing the DB2 License<text:tab/>5</text:a></text:p>
          <text:p text:style-name="P101"><text:a xlink:type="simple" xlink:href="#2.4.Installing Latest Fix Packs|outline">2.4 Installing Latest Fix Packs<text:tab/>5</text:a></text:p>
          <text:p text:style-name="P100"><text:a xlink:type="simple" xlink:href="#3.Installation and Setup of  DBD::DB2 Perl modules|outline">3.0 Installation and Setup of <text:s/>DBD::DB2 Perl modules<text:tab/>6</text:a></text:p>
          <text:p text:style-name="P101"><text:a xlink:type="simple" xlink:href="#3.1.perl-DBI|outline">3.1 perl-DBI<text:tab/>6</text:a></text:p>
          <text:p text:style-name="P101"><text:a xlink:type="simple" xlink:href="#3.2.Build and Install   DBD::DB2 code|outline">3.2 Build and Install <text:s text:c="2"/>DBD::DB2 code<text:tab/>6</text:a></text:p>
          <text:p text:style-name="P100"><text:a xlink:type="simple" xlink:href="#4. Setting up the DB2 Server Instance|outline">4.0 <text:s/>Setting up the DB2 Server Instance<text:tab/>7</text:a></text:p>
          <text:p text:style-name="P100"><text:a xlink:type="simple" xlink:href="#5.Start the DB2 Server |outline">5.0 Start the DB2 Server <text:tab/>9</text:a></text:p>
          <text:p text:style-name="P101"><text:a xlink:type="simple" xlink:href="#5.1.Increasing processor entitlement|outline">5.1 Increasing processor entitlement<text:tab/>10</text:a></text:p>
          <text:p text:style-name="P101"><text:a xlink:type="simple" xlink:href="#5.2.DB2 Useful Commands|outline">5.2 DB2 Useful Commands<text:tab/>10</text:a></text:p>
          <text:p text:style-name="P100"><text:a xlink:type="simple" xlink:href="#6. Create the xCAT Database|outline">6.0 <text:s/>Create the xCAT Database<text:tab/>10</text:a></text:p>
          <text:p text:style-name="P101"><text:a xlink:type="simple" xlink:href="#6.1.Restart the Instance to Apply the Changes|outline">6.1 Restart the Instance to Apply the Changes<text:tab/>11</text:a></text:p>
          <text:p text:style-name="P100"><text:a xlink:type="simple" xlink:href="#7. Migrate xCAT data to DB2 |outline">7.0 <text:s/>Migrate xCAT data to DB2 <text:tab/>11</text:a></text:p>
          <text:p text:style-name="P100"><text:a xlink:type="simple" xlink:href="#8. Setting up the DB2 Client on the Service Nodes.|outline">8.0 <text:s/>Setting up the DB2 Client on the Service Nodes.<text:tab/>12</text:a></text:p>
          <text:p text:style-name="P101"><text:a xlink:type="simple" xlink:href="#8.1. Install the DB2 Client software on the SN|outline">8.1 <text:s/>Install the DB2 Client software on the SN<text:tab/>12</text:a></text:p>
          <text:p text:style-name="P101"><text:a xlink:type="simple" xlink:href="#8.2. Installation and Setup of  DBD::DB2 Perl modules|outline">8.2 <text:s/>Installation and Setup of <text:s/>DBD::DB2 Perl modules<text:tab/>13</text:a></text:p>
          <text:p text:style-name="P101"><text:a xlink:type="simple" xlink:href="#8.3.Creating the Client Instance on the Service Node|outline">8.3 Creating the Client Instance on the Service Node<text:tab/>14</text:a></text:p>
          <text:p text:style-name="P101"><text:a xlink:type="simple" xlink:href="#8.4.Creating the catalog of the DB2 Server Node (MN) on the Service Node |outline">8.4 Creating the catalog of the DB2 Server Node (MN) on the Service Node <text:tab/>15</text:a></text:p>
          <text:p text:style-name="P101"><text:a xlink:type="simple" xlink:href="#8.5. Catalog the Server Instance Database on the Service Node|outline">8.5 <text:s/>Catalog the Server Instance Database on the Service Node<text:tab/>16</text:a></text:p>
          <text:p text:style-name="P101"><text:a xlink:type="simple" xlink:href="#8.6. Test the Database Connection |outline">8.6 <text:s/>Test the Database Connection <text:tab/>16</text:a></text:p>
          <text:p text:style-name="P100"><text:a xlink:type="simple" xlink:href="#9. Adding ODBC support (under construction)|outline">9.0 <text:s/>Adding ODBC support (under construction)<text:tab/>17</text:a></text:p>
          <text:p text:style-name="P100"><text:a xlink:type="simple" xlink:href="#10. Installing xCAT on the Service Node|outline">10.0 <text:s/>Installing xCAT on the Service Node<text:tab/>22</text:a></text:p>
          <text:p text:style-name="P100"><text:a xlink:type="simple" xlink:href="#11. Removing xCAT from DB2|outline">11.0 <text:s/>Removing xCAT from DB2<text:tab/>22</text:a></text:p>
          <text:p text:style-name="P100"><text:a xlink:type="simple" xlink:href="#12. Removing  DB2 from MN and SN|outline">12.0 <text:s/>Removing <text:s/>DB2 from MN and SN<text:tab/>22</text:a></text:p>
          <text:p text:style-name="P100"><text:a xlink:type="simple" xlink:href="#13. References|outline">13.0 <text:s/>References<text:tab/>23</text:a></text:p>
          <text:p text:style-name="P100"><text:a xlink:type="simple" xlink:href="#14. Diagnostics|outline">14.0 <text:s/>Diagnostics<text:tab/>23</text:a></text:p>
        </text:index-body>
      </text:table-of-content>
      <text:p text:style-name="P22"/>
      <text:p text:style-name="P23"/>
      <text:p text:style-name="P24"/>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30">AIX61 TL5 or later </text:span>and Linux p-series ( TBD name releases here).</text:p>
      <text:p text:style-name="Default_20_Text"><text:soft-page-break/>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0">AIX61J- AIX61 TL5 <text:s text:c="2"/>(AIX 6.1.5.0)) or later. </text:span></text:p>
      <text:p text:style-name="P102"/>
      <text:p text:style-name="P103"/>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53"><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6"/>
      <text:p text:style-name="P56"><text:a xlink:type="simple" xlink:href="http://www-01.ibm.com/support/docview.wss?uid=swg27009474"/></text:p>
      <text:p text:style-name="P26"/>
      <text:p text:style-name="P55"><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55"><text:soft-page-break/><text:tab/></text:p>
      <text:p text:style-name="P55"><text:tab/>For more references: <text:s/>see the <text:reference-ref text:reference-format="text" text:ref-name="References"> References</text:reference-ref> section. </text:p>
      <text:p text:style-name="P55"/>
      <text:p text:style-name="P55"/>
      <text:p text:style-name="P55"><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39">Configuring and Managing BlueGene <text:s/></text:span><text:a xlink:type="simple" xlink:href="http://www.redbooks.ibm.com/redbooks/pdfs/sg247352.pdf"><text:span text:style-name="T39">DB2 Setup Sections.</text:span></text:a> <text:s/>We will be using a Command Line (manual) <text:s/>installation method, not the Web interface. </text:p>
      <text:p text:style-name="P49">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266">To copy the tarball and unzip and untar -- <text:s text:c="2"/>at least 4 gigabytes</text:p>
        </text:list-item>
        <text:list-item>
          <text:p text:style-name="P266">To install DB2 code ( MN and SN) in /opt <text:s text:c="2"/>-- at least <text:s/>1.5 gigabytes</text:p>
        </text:list-item>
        <text:list-item>
          <text:p text:style-name="P266">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text:soft-page-break/>Installation Steps</text:h>
      <text:p text:style-name="Default_20_Text"/>
      <text:list text:style-name="L2">
        <text:list-item>
          <text:p text:style-name="P104">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171"/>
          <text:p text:style-name="P154"/>
        </text:list-item>
        <text:list-item>
          <text:p text:style-name="P104"><text:s/>Untar the download package:</text:p>
          <text:p text:style-name="P193"><text:s text:c="2"/>cd /db2source</text:p>
          <text:p text:style-name="P171">On Linux: </text:p>
          <text:p text:style-name="P171"><text:s text:c="2"/>zcat <text:s/>DB2_ESE_97_Linux_ipSeries.tar.gz | tar -xvf-</text:p>
          <text:p text:style-name="P171"><text:s/>or <text:s/></text:p>
          <text:p text:style-name="P171">On AIX:</text:p>
          <text:p text:style-name="P171"><text:s/>gunzip DB2_ESE_97_AIX.tar.gz </text:p>
          <text:p text:style-name="P171"><text:s/>tar -xvf DB2_ESE_97_AIX.tar </text:p>
          <text:p text:style-name="P171"><text:s/></text:p>
          <text:p text:style-name="P194"/>
          <text:p text:style-name="P104"/>
        </text:list-item>
        <text:list-item>
          <text:p text:style-name="P104"><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55">For our SLES 10 ppc system, <text:s/>we download the following:</text:p>
        </text:list-item>
      </text:list>
      <text:p text:style-name="P54">vacpp.rte.90.sles10.*.update.tar.gz into /db2source/vac9.0.</text:p>
      <text:list text:style-name="L4">
        <text:list-item>
          <text:p text:style-name="P156">We unzip and untar the software: <text:s text:c="67"/>zcat vacpp.rte.90.sles10.*.update.tar.gz | tar -xvf-</text:p>
        </text:list-item>
        <text:list-item>
          <text:p text:style-name="P156">Apply the updates, t<text:span text:style-name="T12">his installs the runtime libraries consisting of three RPMs – vacpp.rte, xlsmp.rte,and xlsmp.msg.rte.</text:span></text:p>
          <text:p text:style-name="P195"><text:s text:c="6"/>cd /db2source/vac9.0</text:p>
        </text:list-item>
      </text:list>
      <text:p text:style-name="P68"><text:s text:c="3"/>rpm -Uvh *.rpm</text:p>
      <text:p text:style-name="P68"/>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04"><text:reference-mark-start text:name="Install DB2"/><text:s/>Install DB2<text:reference-mark-end text:name="Install DB2"/></text:p>
          <text:p text:style-name="P104"><text:s/></text:p>
          <text:p text:style-name="P104"><text:s/></text:p>
          <text:p text:style-name="P204"><text:s text:c="13"/>cd /db2source/ese</text:p>
          <text:p text:style-name="P196"><text:s/>./db2_install</text:p>
          <text:p text:style-name="P196"/>
        </text:list-item>
      </text:list>
      <text:p text:style-name="P57"><text:s text:c="3"/><text:span text:style-name="T19">You will be prompted with the following questions:</text:span></text:p>
      <text:p text:style-name="P57"/>
      <text:list text:style-name="L2" text:continue-numbering="true">
        <text:list-header>
          <text:p text:style-name="P196">Default directory for installation of products - /opt/ibm/db2/V9.7</text:p>
        </text:list-header>
      </text:list>
      <text:p text:style-name="P57"/>
      <text:p text:style-name="P57"><text:soft-page-break/><text:s text:c="3"/>Do you want to choose a different directory to install [yes/no] ?</text:p>
      <text:p text:style-name="Body_20_Text_20_First_20_Indent"><text:s text:c="11"/><text:span text:style-name="T19">Answer: no</text:span></text:p>
      <text:p text:style-name="P57"/>
      <text:p text:style-name="P57"/>
      <text:p text:style-name="Body_20_Text_20_First_20_Indent"><text:s text:c="8"/>Specify one of the following keywords to install DB2 products.</text:p>
      <text:p text:style-name="P57"><text:s text:c="4"/>ESE</text:p>
      <text:p text:style-name="P57"><text:s text:c="4"/>CLIENT</text:p>
      <text:p text:style-name="P57"><text:s text:c="4"/>RTCL</text:p>
      <text:p text:style-name="P57"/>
      <text:p text:style-name="P58">Answer: ESE</text:p>
      <text:p text:style-name="P58"/>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59"/>
        </text:list-header>
      </text:list>
      <text:list text:style-name="L2" text:continue-numbering="true">
        <text:list-header>
          <text:p text:style-name="P196"/>
        </text:list-header>
      </text:list>
      <text:h text:style-name="Heading_20_2" text:outline-level="2">Installing the DB2 License</text:h>
      <text:p text:style-name="P1"><text:span text:style-name="T40">The DB2 license file can be found in the db2/license directory on the installation </text:span><text:span text:style-name="T41">CD or inside the installation directory. Depending on the product you have, the file is named db2ese.lic (Enterprise Server Edition). After installing the license, the system is ready to start the </text:span><text:span text:style-name="T40">database. <text:s/>If you loaded a trial copy, you will be able to use it for 90 days without a license. <text:s/>The license will not be present in the install. </text:span></text:p>
      <text:p text:style-name="P17"/>
      <text:p text:style-name="P77">To install the license run the following command:</text:p>
      <text:p text:style-name="P77"/>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1">DBI1402I License added successfully.</text:p>
      <text:p text:style-name="P61"/>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4"/>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9">DBI (DataBase Interface) module and DBD::DB2 (DataBase Driver) are required on the Management Node for the xCAT code to interface with DB2.</text:p>
      <text:p text:style-name="P29"/>
      <text:p text:style-name="P29">Make sure perl-DBI is installed from the OS. <text:s text:c="2"/>Check by running:</text:p>
      <text:p text:style-name="Code_20_Indented">rpm -qa | grep perl-DBI</text:p>
      <text:p text:style-name="P13"/>
      <text:h text:style-name="Heading_20_2" text:outline-level="2">Build and Install <text:s text:c="2"/>DBD::DB2 code</text:h>
      <text:p text:style-name="P28">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8">For the build and installation of the Perl DBD::DB2 module follow the instructions below. <text:s/>You can read information about the Perl interface to DB2 at this site. </text:p>
      <text:p text:style-name="P29"/>
      <text:p text:style-name="P29"><text:a xlink:type="simple" xlink:href="http://www-01.ibm.com/support/docview.wss?rs=71&amp;uid=swg21297335">http://www-01.ibm.com/support/docview.wss?rs=71&amp;uid=swg21297335</text:a></text:p>
      <text:p text:style-name="P34">or </text:p>
      <text:p text:style-name="P35">http://www-01.ibm.com/support/docview.wss?rs=71&amp;uid=swg21297335</text:p>
      <text:p text:style-name="P29"/>
      <text:p text:style-name="P29">You will download <text:s/>the latest DBD:DB2 source code <text:a xlink:type="simple" xlink:href="http://search.cpan.org/~ibmtordb2/">from CPAN.</text:a></text:p>
      <text:p text:style-name="P29"><text:a xlink:type="simple" xlink:href="http://search.cpan.org/~ibmtordb2/"/></text:p>
      <text:p text:style-name="P79"><text:a xlink:type="simple" xlink:href="http://search.cpan.org/~ibmtordb2/"><text:span text:style-name="T27">Note on AIX: you must install the VAC C/C++ compiler, on Linux gcc compiler</text:span></text:a></text:p>
      <text:p text:style-name="P29"><text:a xlink:type="simple" xlink:href="http://search.cpan.org/~ibmtordb2/"/></text:p>
      <text:p text:style-name="P29"/>
      <text:p text:style-name="P29">We will then compile and install <text:s/>it on your machine with the DB2 database you have installed.</text:p>
      <text:p text:style-name="P29"/>
      <text:p text:style-name="Code_20_Indented">mkdir ~/DBD</text:p>
      <text:p text:style-name="Code_20_Indented">cd ~/DBD</text:p>
      <text:p text:style-name="Code_20_Indented">download the current DBD source <text:s/>into ~/DBD </text:p>
      <text:p text:style-name="P11"><text:span text:style-name="T25"><text:s text:c="3"/>wget </text:span><text:a xlink:type="simple" xlink:href="http://www.cpan.org/authors/id/I/IB/IBMTORDB2/DBD-">http://www.cpan.org/authors/id/I/IB/IBMTORDB2/DBD-</text:a><text:span text:style-name="T25"> <text:s text:c="4"/>DB2-1.78.tar.gz</text:span></text:p>
      <text:p text:style-name="P12"><text:s text:c="3"/>If wget is not available, ftp the file to the directory.</text:p>
      <text:p text:style-name="Code_20_Indented">zcat DBD-DB2-1.78.tar.gz | tar -xvf-</text:p>
      <text:p text:style-name="Code_20_Indented">cd ~/DBD/DBD-DB2-1.78</text:p>
      <text:p text:style-name="Code_20_Indented"/>
      <text:p text:style-name="P73"/>
      <text:p text:style-name="Standard">Build and install <text:s/>the Perl DBD:</text:p>
      <text:p text:style-name="Standard"/>
      <text:p text:style-name="P78">On Linux:</text:p>
      <text:p text:style-name="Code_20_Indented"><text:s/><text:span text:style-name="T26">DB2_HOME=/opt/ibm/db2/V9.7 DB2LIB=/opt/ibm/db2/V9.7/lib32 perl Makefile.PL</text:span></text:p>
      <text:p text:style-name="P64"/>
      <text:p text:style-name="P18">On AIX:</text:p>
      <text:p text:style-name="P64">DB2_HOME=/opt/IBM/db2/V9.7 <text:s/>perl Makefile.PL</text:p>
      <text:p text:style-name="P65"/>
      <text:p text:style-name="P18"><text:soft-page-break/>For both AIX and Linux:</text:p>
      <text:p text:style-name="Code_20_Indented"/>
      <text:p text:style-name="P15"><text:s text:c="4"/>make <text:s/>( on Linux you will get warnings)</text:p>
      <text:p text:style-name="P15"><text:s text:c="4"/>make test</text:p>
      <text:p text:style-name="P15"><text:s text:c="4"/>make install (if the tests look okay)</text:p>
      <text:p text:style-name="P15"/>
      <text:p text:style-name="Body_20_Text_20_First_20_Indent">Note: <text:s/>if you are using perl 5.8.8 <text:s/>on AIX <text:s/>(<text:span text:style-name="T24"> AIX61J <text:s text:c="2"/>- <text:s text:c="3"/>AIX61 TL5 <text:s text:c="2"/>(AIX 6.1.5.0) </text:span></text:p>
      <text:p text:style-name="P15"><text:s text:c="5"/>/usr/bin/perl -&gt; /usr/opt/perl5/bin/perl5.8.8</text:p>
      <text:p text:style-name="P15"/>
      <text:p text:style-name="P15"><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5"/>
      <text:p text:style-name="P15">The generated Makefile that is correct has the following line in it:</text:p>
      <text:p text:style-name="P15">CDLFLAGS = -bE:/usr/opt/perl5/lib/5.8.8/aix-thread-multi/CORE/perl.exp -bE:/usr</text:p>
      <text:p text:style-name="P15">/opt/perl5/lib/5.8.8/aix-thread-multi/CORE/perl.exp -bE:/usr/opt/perl5/lib/5.8.8</text:p>
      <text:p text:style-name="P15">/aix-thread-multi/CORE/perl.exp -bE:/usr/opt/perl5/lib/5.8.8/aix-thread-multi/CORE/perl.exp</text:p>
      <text:p text:style-name="P15"/>
      <text:p text:style-name="P15"/>
      <text:p text:style-name="Code_20_Indented"/>
      <text:p text:style-name="P15"><text:span text:style-name="T19">If the make does not fail and the Makefile looks correct, </text:span>continue using the 5.8.8 Makefile. <text:s text:c="2"/></text:p>
      <text:p text:style-name="P63"/>
      <text:h text:style-name="Heading_20_1" text:outline-level="1"><text:s/><text:reference-mark-start text:name="Setting up the DB2 Server Instance"/>Setting up the DB2 Server Instance<text:reference-mark-end text:name="Setting up the DB2 Server Instance"/></text:h>
      <text:p text:style-name="P30">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48"><text:s/><text:span text:style-name="T20">All of the following steps must be run logged into the Management Node as root. <text:s/></text:span></text:p>
      <text:p text:style-name="P48"/>
      <text:list text:style-name="L6">
        <text:list-item>
          <text:p text:style-name="P246"><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46">mkgroup xcatdb<text:line-break/> mkuser pgrp='xcatdb' home='/var/lib/db2' shell='/bin/ksh' xcatdb</text:span></text:p>
          <text:p text:style-name="P246"><text:span text:style-name="T1"><text:line-break/></text:span><text:span text:style-name="T52">On Linux:</text:span><text:span text:style-name="T3"> </text:span></text:p>
          <text:p text:style-name="P248"><text:s text:c="12"/>groupadd xcatdb</text:p>
          <text:p text:style-name="P179"><text:soft-page-break/><text:span text:style-name="T51">u</text:span><text:span text:style-name="T11">seradd -d /var/lib/db2 -g xcatdb -m -s /bin/bash xcatdb</text:span><text:span text:style-name="T50"><text:line-break/></text:span><text:span text:style-name="T1"><text:line-break/></text:span></text:p>
          <text:p text:style-name="P206"/>
        </text:list-item>
        <text:list-item>
          <text:p text:style-name="P246"><text:span text:style-name="T6">Set the xcatdb password<text:line-break/><text:line-break/> <text:s text:c="11"/></text:span><text:span text:style-name="T7">passwd xcatdb</text:span></text:p>
          <text:p text:style-name="P179">Note: on AIX you are required to change the password when xcatdb first logs in. <text:s/>Log in and change to the permanent password. <text:s/>This password will be used by xCAT to access the database. </text:p>
          <text:p text:style-name="P208"/>
        </text:list-item>
        <text:list-item>
          <text:p text:style-name="P209">Add the following entry into /etc/services</text:p>
          <text:p text:style-name="P111"><text:line-break/><text:span text:style-name="T23">Edit the /etc/services file and add the following (suggestion: insert above the references section) </text:span></text:p>
        </text:list-item>
      </text:list>
      <text:p text:style-name="P10"/>
      <text:p text:style-name="P39">#</text:p>
      <text:p text:style-name="P39"># xcatd settings : Allow tcp communication for the instance, <text:s/>make sure port numbers do not conflict with existing entries. </text:p>
      <text:p text:style-name="P39">#</text:p>
      <text:p text:style-name="P39">DB2_xcatdb <text:s text:c="5"/>60000/tcp</text:p>
      <text:p text:style-name="P39">DB2_xcatdb_1 <text:s text:c="3"/>60001/tcp</text:p>
      <text:p text:style-name="P39">DB2_xcatdb_2 <text:s text:c="3"/>60002/tcp</text:p>
      <text:p text:style-name="P39">DB2_xcatdb_END <text:s/>60003/tcp</text:p>
      <text:p text:style-name="P39">db2c_xcatdb <text:s text:c="3"/>50001/tcp <text:s text:c="3"/># Port for server connection</text:p>
      <text:p text:style-name="P40"><text:line-break/></text:p>
      <text:p text:style-name="Default_20_Text"/>
      <text:list text:style-name="L6" text:continue-numbering="true">
        <text:list-item>
          <text:p text:style-name="P211">Create the DB2 <text:s/>Server Instance</text:p>
          <text:p text:style-name="P212">Note: you will need available <text:s/>space <text:s/>in /var/lib/db2 is 465348KB, for this to complete.</text:p>
        </text:list-item>
      </text:list>
      <text:p text:style-name="P51"/>
      <text:p text:style-name="P37">To create the xCAT DB2 Server Instance run the following as root:</text:p>
      <text:p text:style-name="P37"/>
      <text:p text:style-name="P9"><text:s text:c="3"/>on Linux </text:p>
      <text:p text:style-name="P46"><text:span text:style-name="T8"><text:s text:c="4"/></text:span><text:span text:style-name="T15">/</text:span><text:span text:style-name="T15">opt/ibm/db2/V9.7/instance/db2icrt </text:span><text:span text:style-name="T17">-a server -p</text:span><text:span text:style-name="T16"> </text:span><text:span text:style-name="T28">db2c_xcatdb </text:span><text:span text:style-name="T29">-s ese -u</text:span><text:span text:style-name="T28"> xcatdb xcatdb </text:span></text:p>
      <text:p text:style-name="P15"><text:line-break/> <text:span text:style-name="T13"><text:s/>on AIX</text:span></text:p>
      <text:p text:style-name="P46"><text:s text:c="2"/><text:span text:style-name="T15">/</text:span><text:span text:style-name="T15">opt/IBM/db2/V9.7/instance/db2icrt </text:span><text:span text:style-name="T17">-a server -p</text:span><text:span text:style-name="T16"> </text:span><text:span text:style-name="T28">db2c_xcatdb </text:span><text:span text:style-name="T29">-s ese -u</text:span><text:span text:style-name="T28"> xcatdb xcatdb </text:span><text:line-break/><text:line-break/></text:p>
      <text:list text:style-name="L6" text:continue-numbering="true">
        <text:list-item>
          <text:p text:style-name="P240">Modify the DB2 Server Instance</text:p>
          <text:p text:style-name="P241"><text:s text:c="5"/>As root:</text:p>
        </text:list-item>
      </text:list>
      <text:p text:style-name="P72">cd /opt/ibm/db2/V9.7/instance on Linux</text:p>
      <text:p text:style-name="P72">cd /opt/IBM/db2/V9.7/instance <text:s/>on AIX</text:p>
      <text:p text:style-name="P70"><text:span text:style-name="T21">./</text:span><text:span text:style-name="T37">db2iset -g DB2_PARALLEL_IO=*</text:span></text:p>
      <text:p text:style-name="P70"><text:span text:style-name="T37">./</text:span><text:span text:style-name="T37">db2iset -g DB2AUTOSTART=yes</text:span></text:p>
      <text:p text:style-name="P71">./db2iset -g DB2_STRIPED_CONTAINERS=ON</text:p>
      <text:p text:style-name="P71"><text:soft-page-break/></text:p>
      <text:p text:style-name="P71">su – xcatdb</text:p>
      <text:p text:style-name="P71">&gt; db2set -all</text:p>
      <text:p text:style-name="P71">[i] DB2COMM=tcpip</text:p>
      <text:p text:style-name="P71">[g] DB2_STRIPED_CONTAINERS=ON</text:p>
      <text:p text:style-name="P71">[g] DB2SYSTEM=c76a3l4vp01</text:p>
      <text:p text:style-name="P71">[g] DB2INSTDEF=xcatdb</text:p>
      <text:p text:style-name="P71">[g] DB2_PARALLEL_IO=*</text:p>
      <text:p text:style-name="P71">[g] DB2AUTOSTART=yes</text:p>
      <text:p text:style-name="P69"/>
      <text:list text:style-name="L6" text:continue-numbering="true">
        <text:list-item>
          <text:p text:style-name="P213"><text:reference-mark-start text:name="1)Set the db2 instance name for root"/>Set the db2 instance name and db2 home environment variables for root <text:reference-mark-end text:name="1)Set the db2 instance name for root"/></text:p>
          <text:p text:style-name="P213">For AIX as root:</text:p>
          <text:p text:style-name="P213"><text:s text:c="6"/>vi /etc/profile</text:p>
        </text:list-item>
      </text:list>
      <text:p text:style-name="P50"><text:s text:c="18"/>add the following line:</text:p>
      <text:p text:style-name="P50"><text:s text:c="19"/>export DB2INSTANCE=xcatdb </text:p>
      <text:p text:style-name="P50"><text:s text:c="20"/></text:p>
      <text:list text:style-name="L6" text:continue-numbering="true">
        <text:list-header>
          <text:p text:style-name="P213"><text:s text:c="6"/></text:p>
          <text:p text:style-name="P213">For Linux as root:</text:p>
          <text:p text:style-name="P213"><text:s text:c="6"/>c<text:span text:style-name="T6">d /etc/profile.d</text:span></text:p>
          <text:p text:style-name="P213"><text:s text:c="7"/>vi xcat.sh</text:p>
          <text:p text:style-name="P213"><text:s text:c="10"/>add the following line:</text:p>
          <text:p text:style-name="P213"><text:s text:c="11"/>export DB2INSTANCE=xcatdb</text:p>
          <text:p text:style-name="P213"><text:s text:c="11"/></text:p>
        </text:list-header>
      </text:list>
      <text:p text:style-name="P67"><text:s text:c="13"/>vi xcat.csh</text:p>
      <text:p text:style-name="P67"><text:s text:c="17"/>add the following line:</text:p>
      <text:p text:style-name="P67"><text:s text:c="18"/>setenv DB2INSTANCE "xcatdb"</text:p>
      <text:p text:style-name="P67"/>
      <text:p text:style-name="P67"><text:s text:c="6"/>Note: either logout and back in or <text:s/>set the environment variable manually for root:</text:p>
      <text:p text:style-name="P67"><text:s text:c="11"/>export DB2INSTANCE=xcatdb <text:s text:c="14"/></text:p>
      <text:h text:style-name="Heading_20_1" text:outline-level="1">Start the DB2 Server </text:h>
      <text:p text:style-name="P27">To start the server, <text:s/>you must logon as the xcatd instance id, <text:s/>create previously.</text:p>
      <text:p text:style-name="P27"/>
      <text:p text:style-name="P62">su – xcatdb</text:p>
      <text:p text:style-name="P62">xcatdb@c76a3l4vp01:~&gt; db2start</text:p>
      <text:p text:style-name="P62">01/27/2010 19:48:08 <text:s text:c="4"/>0 <text:s text:c="2"/>0 <text:s text:c="2"/>SQL1063N <text:s/>DB2START processing was successful.</text:p>
      <text:p text:style-name="P62">SQL1063N <text:s/>DB2START processing was successful.</text:p>
      <text:p text:style-name="P62"/>
      <text:p text:style-name="Code_20_Indented">If you need to stop the database, <text:s/>use</text:p>
      <text:p text:style-name="P62">xcatdb@c76a3l4vp01:~&gt; db2stop </text:p>
      <text:p text:style-name="P62">or </text:p>
      <text:p text:style-name="P62">xcatdb@c76a3l4vp01:~&gt; db2stop force</text:p>
      <text:p text:style-name="P62"/>
      <text:h text:style-name="Heading_20_2" text:outline-level="2"><text:soft-page-break/>Increasing processor entitlement</text:h>
      <text:p text:style-name="Default_20_Text">After the database is started, you might want to increase the processor</text:p>
      <text:p text:style-name="Default_20_Text"><text:span text:style-name="T53">entitlement for DB2. <text:s text:c="2"/>Check the section “</text:span><text:a xlink:type="simple" xlink:href="http://www.redbooks.ibm.com/redbooks/pdfs/sg247352.pdf"><text:span text:style-name="T53">Increasing processor entitlement</text:span></text:a><text:span text:style-name="T53">” for information on customizing you system. </text:span></text:p>
      <text:p text:style-name="P28"/>
      <text:h text:style-name="P76" text:outline-level="2">DB2 Useful Commands</text:h>
      <text:p text:style-name="P31">Note: path IBM for AIX, <text:s/>ibm for Linux </text:p>
      <text:p text:style-name="P31"><text:s text:c="6"/>These commands, you run as root:</text:p>
      <text:p text:style-name="P31"/>
      <text:list text:style-name="L7">
        <text:list-item>
          <text:p text:style-name="P112"><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12"><text:span text:style-name="Variable"><text:span text:style-name="T9">If you have problems removing an instance use:</text:span></text:span></text:p>
          <text:p text:style-name="P112"><text:span text:style-name="Variable"><text:span text:style-name="T9">/opt/ibm /db2/V9.7/instance/db2iset -d xcatdb</text:span></text:span></text:p>
        </text:list-item>
        <text:list-item>
          <text:p text:style-name="P112"><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16"><text:span text:style-name="Variable"><text:span text:style-name="T2">db2 connect to xcatdb ( connect to database) from Server</text:span></text:span></text:p>
        </text:list-item>
        <text:list-item>
          <text:p text:style-name="P116"><text:span text:style-name="Variable"><text:span text:style-name="T2">db2 connect to xcatdb user xcatdb <text:s/>from Client </text:span></text:span></text:p>
        </text:list-item>
        <text:list-item>
          <text:p text:style-name="P116"><text:span text:style-name="Variable"><text:span text:style-name="T2">db2 drop database <text:s/>xcatdb ( drop the database)</text:span></text:span></text:p>
        </text:list-item>
        <text:list-item>
          <text:p text:style-name="P116"><text:span text:style-name="Variable"><text:span text:style-name="T2">db2 list tables </text:span></text:span></text:p>
        </text:list-item>
        <text:list-item>
          <text:p text:style-name="P116"><text:span text:style-name="Variable"><text:span text:style-name="T2">db2 describe table site</text:span></text:span></text:p>
        </text:list-item>
        <text:list-item>
          <text:p text:style-name="P116"><text:span text:style-name="Variable"><text:span text:style-name="T2">db2 drop table site </text:span></text:span></text:p>
        </text:list-item>
        <text:list-item>
          <text:p text:style-name="P116"><text:span text:style-name="Variable"><text:span text:style-name="T2">db2stop</text:span></text:span></text:p>
        </text:list-item>
        <text:list-item>
          <text:p text:style-name="P116"><text:span text:style-name="Variable"><text:span text:style-name="T2">db2stop force</text:span></text:span></text:p>
        </text:list-item>
        <text:list-item>
          <text:p text:style-name="P116"><text:span text:style-name="Variable"><text:span text:style-name="T2">db2start</text:span></text:span></text:p>
        </text:list-item>
        <text:list-item>
          <text:p text:style-name="P116"><text:span text:style-name="Variable"><text:span text:style-name="T2">db2 ( enter interactive admin session)</text:span></text:span></text:p>
        </text:list-item>
        <text:list-item>
          <text:p text:style-name="P116"><text:span text:style-name="Variable"><text:span text:style-name="T2">db2 -t ( enter interactive admin session where sql must end in ;)</text:span></text:span></text:p>
        </text:list-item>
        <text:list-item>
          <text:p text:style-name="P116"><text:span text:style-name="Variable"><text:span text:style-name="T2">quit ( quit out of <text:s/>interactive admin session)</text:span></text:span></text:p>
        </text:list-item>
      </text:list>
      <text:p text:style-name="P36"/>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2">We will create one database “xcatdb”, <text:s/>it will be store in the “xcatdb” Instance home directory which is /var/lib/db2. </text:span></text:span></text:p>
      <text:p text:style-name="P5"/>
      <text:p text:style-name="P60">su – xcatdb</text:p>
      <text:p text:style-name="P15"><text:span text:style-name="Source_20_Text"><text:span text:style-name="T54"/></text:span></text:p>
      <text:p text:style-name="Code_20_Indented"><text:span text:style-name="Source_20_Text"><text:span text:style-name="T54"/></text:span></text:p>
      <text:p text:style-name="Body_20_Text_20_First_20_Indent"><text:span text:style-name="Source_20_Text"><text:span text:style-name="T48">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8"><text:s text:c="2"/></text:span></text:span></text:p>
      <text:p text:style-name="P59"><text:span text:style-name="Source_20_Text"><text:span text:style-name="T44">db2 -tvf</text:span></text:span><text:span text:style-name="Source_20_Text"><text:span text:style-name="T45"> <text:s/>/opt/xcat/share/xcat/tools/createdb.sql</text:span></text:span></text:p>
      <text:p text:style-name="P59"><text:soft-page-break/><text:span text:style-name="Source_20_Text"><text:span text:style-name="T43"/></text:span></text:p>
      <text:p text:style-name="P59"><text:span text:style-name="Source_20_Text"><text:span text:style-name="T43">Note: be patient, it takes a while. <text:s/>You may also investigate the default attributes of the database that we chose in this setup scripts and change according to your system needs. </text:span></text:span></text:p>
      <text:p text:style-name="P59"><text:span text:style-name="Source_20_Text"><text:span text:style-name="T43"/></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225">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2"/>
      <text:p text:style-name="P52"><text:s text:c="11"/>Note: if you get an error, like “Connection failure: IO::Socket::SSL: connect:</text:p>
      <text:p text:style-name="P52"><text:s text:c="10"/>Connection refused at....,” <text:s text:c="2"/>make sure your xcatd daemon is running. <text:s text:c="2"/></text:p>
      <text:list text:style-name="L9" text:continue-numbering="true">
        <text:list-header>
          <text:p text:style-name="P225"/>
        </text:list-header>
        <text:list-item>
          <text:p text:style-name="P225"><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7"/>
      <text:p text:style-name="P75">DB2:xcatdb|xcatdb|ppslab09</text:p>
      <text:list text:style-name="L9" text:continue-numbering="true">
        <text:list-header>
          <text:p text:style-name="P225"><text:s text:c="4"/>DB2:&lt;databasename&gt;|&lt;instancename&gt;|&lt;instancepassword&gt;</text:p>
        </text:list-header>
      </text:list>
      <text:p text:style-name="P52"/>
      <text:list text:style-name="L9" text:continue-numbering="true">
        <text:list-header>
          <text:p text:style-name="P225"><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47"/>
      <text:list text:style-name="L9" text:continue-numbering="true">
        <text:list-header>
          <text:p text:style-name="P225">Finally change permissions on the file, <text:s/>so only root can read, to protect the password. <text:line-break/><text:span text:style-name="T1"><text:line-break/>chmod 0600 /etc/xcat/cfgloc </text:span></text:p>
          <text:p text:style-name="P225"/>
        </text:list-header>
        <text:list-item>
          <text:p text:style-name="P225">Stop the xcatd daemon, <text:s/>so no database actions will occur while you are migrating the data to DB2.</text:p>
          <text:p text:style-name="P225"><text:s/><text:span text:style-name="T3">On AIX: stopsrc -s xcatd </text:span><text:span text:style-name="T1"><text:line-break/> </text:span><text:span text:style-name="T3">On Linux: </text:span><text:span text:style-name="T1">service xcatd stop</text:span> </text:p>
          <text:p text:style-name="P225"/>
        </text:list-item>
        <text:list-item>
          <text:p text:style-name="P225">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36"/>
          <text:p text:style-name="P236">Note: <text:s/>If you still have errors that you can not resolve, <text:s/>you can go back to using SQlite, by moving /etc/xcat/cfgloc to /etc/xcat/cfgloc.save and restarting xcatd. </text:p>
        </text:list-item>
      </text:list>
      <text:p text:style-name="P52"/>
      <text:list text:style-name="L9" text:continue-numbering="true">
        <text:list-header>
          <text:p text:style-name="P225"/>
        </text:list-header>
        <text:list-item>
          <text:p text:style-name="P239">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42"/>
          <text:p text:style-name="P244"/>
        </text:list-item>
        <text:list-item>
          <text:p text:style-name="P244">Test the database</text:p>
        </text:list-item>
      </text:list>
      <text:p text:style-name="P6"/>
      <text:p text:style-name="P6"><text:s text:c="12"/>tabdump site</text:p>
      <text:p text:style-name="P53"><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text:soft-page-break/>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3">Install DB2:</text:p>
      <text:list text:style-name="L2" text:continue-numbering="true">
        <text:list-header>
          <text:p text:style-name="P104"/>
          <text:p text:style-name="P204"><text:s text:c="13"/>cd /db2source/ese</text:p>
          <text:p text:style-name="P196"><text:s/>./db2_install</text:p>
          <text:p text:style-name="P196"/>
        </text:list-header>
      </text:list>
      <text:p text:style-name="P57"><text:s text:c="3"/><text:span text:style-name="T19">You will be prompted with the following questions:</text:span></text:p>
      <text:p text:style-name="P57"/>
      <text:list text:style-name="L2" text:continue-numbering="true">
        <text:list-header>
          <text:p text:style-name="P196">Default directory for installation of products - /opt/ibm/db2/V9.7</text:p>
        </text:list-header>
      </text:list>
      <text:p text:style-name="P57"/>
      <text:p text:style-name="P57"><text:s text:c="3"/>Do you want to choose a different directory to install [yes/no] ?</text:p>
      <text:p text:style-name="Body_20_Text_20_First_20_Indent"><text:s text:c="11"/><text:span text:style-name="T19">Answer: no</text:span></text:p>
      <text:p text:style-name="P57"/>
      <text:p text:style-name="P57"/>
      <text:p text:style-name="Body_20_Text_20_First_20_Indent"><text:s text:c="8"/>Specify one of the following keywords to install DB2 products.</text:p>
      <text:p text:style-name="P57"><text:s text:c="4"/>ESE</text:p>
      <text:p text:style-name="P57"><text:s text:c="4"/>CLIENT</text:p>
      <text:p text:style-name="P57"><text:s text:c="4"/>RTCL</text:p>
      <text:p text:style-name="P57"/>
      <text:p text:style-name="P58">Answer: CLIENT</text:p>
      <text:list text:style-name="L2" text:continue-numbering="true">
        <text:list-header>
          <text:p text:style-name="P196"/>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oft-page-break/><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2"/>
      <text:p text:style-name="P81">This section takes you through the creation of the <text:s/>the DB2 Client <text:s/>Instance on the Service Node. <text:s/>The Client Instance will be called xcatdb.</text:p>
      <text:p text:style-name="P81"><text:s/>For more information on what is an Instance and what part it plays in DB2, <text:s/>read the following <text:a xlink:type="simple" xlink:href="http://www.linuxdocs.org/HOWTOs/DB2-HOWTO/db2instance.html">DB2 information</text:a>.</text:p>
      <text:p text:style-name="P81"/>
      <text:p text:style-name="P81"/>
      <text:p text:style-name="P48"><text:s/><text:span text:style-name="T20">All of the following steps must be run logged into the Service <text:s/>Node as root. <text:s/></text:span></text:p>
      <text:p text:style-name="P49">We will want to create the group and userid with the same gid and uid as was assigned on the Management Node.</text:p>
      <text:p text:style-name="P48"/>
      <text:list text:style-name="L6">
        <text:list-item text:start-value="1">
          <text:p text:style-name="P181">On the MN, <text:s text:c="2"/>read <text:s/>the gid and uid of the xcatdb group and userid. <text:s/></text:p>
          <text:p text:style-name="P181"><text:s text:c="2"/>cat /etc/passwd | grep xcatdb</text:p>
          <text:p text:style-name="P181"><text:s text:c="2"/>xcatdb:!:212:205::/var/lib/db2:/bin/ksh</text:p>
          <text:p text:style-name="P181"><text:s text:c="2"/>The first number (212) is the uid, <text:s/>the second (205) is the gid.</text:p>
          <text:p text:style-name="P181"/>
        </text:list-item>
        <text:list-item>
          <text:p text:style-name="P181"><text:s/>Create a xcatdb user id and group for the DB2 client instance. <text:s/>The home directory for the instance will be in /var/lib/db2 as on the MN. </text:p>
          <text:p text:style-name="P179"><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5">mkgroup id=205 xcatdb<text:line-break/>mkuser pgrp='xcatdb' id=212 home='/var/lib/db2' shell='/bin/ksh' <text:s/>xcatdb</text:span></text:p>
          <text:p text:style-name="P188"/>
          <text:p text:style-name="P179"><text:span text:style-name="T50"><text:line-break/></text:span><text:span text:style-name="T1"><text:line-break/></text:span><text:span text:style-name="T52">On Linux:</text:span><text:span text:style-name="T3"> </text:span></text:p>
          <text:p text:style-name="P243"/>
          <text:p text:style-name="P190"><text:soft-page-break/>groupadd -g 205 xcatdb</text:p>
          <text:p text:style-name="P179"><text:span text:style-name="T51">useradd -d /var/lib/db2 -g xcatdb -u 212 -m -s /bin/bash xcatdb</text:span><text:span text:style-name="T50"><text:line-break/></text:span><text:span text:style-name="T1"><text:line-break/></text:span></text:p>
          <text:p text:style-name="P206"/>
        </text:list-item>
        <text:list-item>
          <text:p text:style-name="P246"><text:span text:style-name="T6">Set the xcatdb password<text:line-break/><text:line-break/> <text:s text:c="11"/></text:span><text:span text:style-name="T7">passwd xcatdb</text:span></text:p>
          <text:p text:style-name="P179">Note: on AIX you are required to change the password when xcatdb first logs in, if root sets it. <text:s text:c="2"/>Recommend <text:s/>you use the same as was assigned on the MN.</text:p>
          <text:p text:style-name="P208"/>
        </text:list-item>
        <text:list-item>
          <text:p text:style-name="P209">Add the following entry into /etc/services on the Service Node</text:p>
          <text:p text:style-name="P111"><text:line-break/><text:span text:style-name="T23">Edit the /etc/services file and add the following (suggestion: insert above the references section) </text:span></text:p>
        </text:list-item>
      </text:list>
      <text:p text:style-name="P10"/>
      <text:p text:style-name="P39"># note this must match what is in /etc/services on the Management/DB2 Server. Again make sure matching port is not used on both machines. </text:p>
      <text:p text:style-name="P39"/>
      <text:p text:style-name="P39">db2c_xcatdb <text:s text:c="3"/>50001/tcp <text:s text:c="3"/># Port for DB2 Server Connect</text:p>
      <text:p text:style-name="P39"/>
      <text:p text:style-name="P41"/>
      <text:list text:style-name="L6" text:continue-numbering="true">
        <text:list-item>
          <text:p text:style-name="P208">Create the DB2 Client Instance</text:p>
        </text:list-item>
      </text:list>
      <text:p text:style-name="P37">To create the xCAT DB2 Client Instance run the following:</text:p>
      <text:p text:style-name="P38"><text:s text:c="3"/></text:p>
      <text:p text:style-name="P16"><text:s text:c="6"/><text:span text:style-name="T20">On Linux:</text:span></text:p>
      <text:p text:style-name="P46"><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MN) on the Service Node </text:h>
      <text:p text:style-name="Default_20_Text"/>
      <text:p text:style-name="P32">Now we will setup the Client to access the database using xcatdb instance on the Service Node:</text:p>
      <text:p text:style-name="P32"/>
      <text:p text:style-name="P33"/>
      <text:p text:style-name="P80"/>
      <text:p text:style-name="Code_20_Indented"><text:s text:c="3"/>su – xcatdb</text:p>
      <text:p text:style-name="P44"><text:s/></text:p>
      <text:p text:style-name="P44">db2 catalog tcpip node mn <text:s/>remote 9.114.113.203 server db2c_xcatdb </text:p>
      <text:p text:style-name="P44"><text:soft-page-break/>(note: port must match what is in /etc/services)</text:p>
      <text:p text:style-name="P44">db2 terminate <text:s/>( refreshes cache)</text:p>
      <text:p text:style-name="P44"/>
      <text:p text:style-name="P45">Note: <text:s/>9.114.113.203 <text:s/>must be an address or resolvable hostname that the Service Node can access the Management Node. </text:p>
      <text:p text:style-name="P66"/>
      <text:p text:style-name="P69"/>
      <text:p text:style-name="P69"/>
      <text:h text:style-name="Heading_20_2" text:outline-level="2"><text:s/>Catalog the Server Instance Database on the Service Node</text:h>
      <text:p text:style-name="P10">Next on the Service Node, we will catalog the xcatdb database <text:s/>on the node that we just defined above (mn). This command looks like :</text:p>
      <text:p text:style-name="P10"/>
      <text:p text:style-name="P10">Here the DATABASENAME is the name of the database (xcatdb) on the server node the MN. The DATABASEALIAS matches the db name, and the SERVERNAME is the node defined above, i.e. mn. </text:p>
      <text:p text:style-name="P10"/>
      <text:p text:style-name="P10"><text:s text:c="14"/>su – xcatdb ( if not already there)</text:p>
      <text:p text:style-name="P44">db2 catalog db xcatdb <text:s/>as xcatdb at node mn</text:p>
      <text:p text:style-name="P44">db2 terminate <text:s/>( refreshes cache)</text:p>
      <text:p text:style-name="P44"/>
      <text:p text:style-name="P46">For more information: See <text:s text:c="2"/>http://publib.boulder.ibm.com/infocenter/db2luw/v8/index.jsp?topic=/com.ibm.db2.udb.doc/core/r0001944.htm</text:p>
      <text:p text:style-name="P14"/>
      <text:p text:style-name="P10"/>
      <text:p text:style-name="P10"/>
      <text:h text:style-name="Heading_20_2" text:outline-level="2"><text:s/>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oft-page-break/><text:s/>Adding ODBC support (under construction)</text:h>
      <text:p text:style-name="P91">You only need to follow the steps in this section on adding ODBCsupport, if you plan to develop C, C++ database applications on the database or run such applications (like LoadLeveler). Otherwise skip to the next section.</text:p>
      <text:p text:style-name="P83"><text:span text:style-name="T49">As of xCAT 2.5 or later, you can use db2sqlsetup command in xCAT to perform the operations in steps 2 and 3 below. See manpage for</text:span> <text:span text:style-name="T47">db2sqlsetup.</text:span></text:p>
      <text:p text:style-name="P95"/>
      <text:p text:style-name="P92">More information about the IBM DB2 Driver for ODBC and CLI is found in </text:p>
      <text:p text:style-name="P90">http://publib.boulder.ibm.com/infocenter/db2luw/v9/index.jsp?topic=/com.ibm.db2.udb.apdv.cli.doc/doc/c0023378.htm</text:p>
      <text:p text:style-name="P82"/>
      <text:p text:style-name="Text_20_body"><text:span text:style-name="T31">1. Install ODBC package and set up the DB2 driver</text:span><text:span text:style-name="T22"> </text:span><text:span text:style-name="T31">.</text:span></text:p>
      <text:p text:style-name="P82"/>
      <text:p text:style-name="Text_20_body"><text:span text:style-name="T31">On AIX: You need the </text:span><text:span text:style-name="T34">unixODBC </text:span><text:span text:style-name="T31">package</text:span><text:span text:style-name="T33">s</text:span></text:p>
      <text:p text:style-name="Text_20_body"><text:span text:style-name="T31">included in the </text:span><text:span text:style-name="T34">dep-aix-xxxx.tar.gz </text:span><text:span text:style-name="T31">file. The </text:span><text:span text:style-name="T34">.gz </text:span><text:span text:style-name="T31">file</text:span><text:span text:style-name="T22"> </text:span><text:span text:style-name="T31">was</text:span><text:span text:style-name="T56"> </text:span><text:span text:style-name="T31">download when</text:span><text:span text:style-name="T22"> </text:span><text:span text:style-name="T31">the xCAT Management Node was setup. To install the package, go to the directroy where the gz file was untared and use the following command:</text:span></text:p>
      <text:p text:style-name="P82"/>
      <text:p text:style-name="P84">rpm -i unixODBC-*</text:p>
      <text:p text:style-name="P82"/>
      <text:p text:style-name="P86">When a new a new DB2 instance is created on AIX, DB2 places a copy of the ODBC DB2 driver into the database instance directory: &lt;DB2INSTANCE_HOME&gt;/sqllib/lib/libdb2.a </text:p>
      <text:p text:style-name="P93"/>
      <text:p text:style-name="P86">The unixODBC Driver Manager loads the DB2 Driver dynamically so the shared object must be extracted from the driver. To do this use the following commands: </text:p>
      <text:p text:style-name="P82"/>
      <text:p text:style-name="P86">cd /var/lib/db2/sqllib/lib </text:p>
      <text:p text:style-name="P86">ar -x libdb2.a</text:p>
      <text:p text:style-name="P82"/>
      <text:p text:style-name="P86">This produces a shr.o. Rename this file to libdb2.so.</text:p>
      <text:p text:style-name="P86">mv shr.o libdb2.so</text:p>
      <text:p text:style-name="P86">&lt;TBD should we be using the 64 bit vs 32 bit library path&gt;</text:p>
      <text:p text:style-name="P86"/>
      <text:p text:style-name="P86"><text:soft-page-break/>On Linux: The unixODBC package come as part of the OS. <text:s text:c="2"/>Refer to</text:p>
      <text:p text:style-name="P86">xCAT Top Doc for how to get packages from the distro.</text:p>
      <text:p text:style-name="P84">rpm -i unixODBC-*</text:p>
      <text:p text:style-name="P98"/>
      <text:p text:style-name="P97"/>
      <text:p text:style-name="P82"/>
      <text:p text:style-name="Text_20_body"><text:span text:style-name="T31">2. To configure ODBC you need to make changes to the </text:span><text:span text:style-name="T34">odbcinst.ini and</text:span></text:p>
      <text:p text:style-name="Text_20_body"><text:span text:style-name="T34">odbc.ini </text:span><text:span text:style-name="T31">files so that ODBC works with the xCAT database. First update the</text:span></text:p>
      <text:p text:style-name="Text_20_body"><text:span text:style-name="T34">odbcinst.ini </text:span><text:span text:style-name="T31">file with the correct driver </text:span><text:span text:style-name="T31">name.</text:span></text:p>
      <text:p text:style-name="P82"/>
      <text:p text:style-name="P86">On AIX, RH and Fedora:</text:p>
      <text:p text:style-name="P82"/>
      <text:p text:style-name="P86">For the Driver, enter the path name of the shared object you created:</text:p>
      <text:p text:style-name="P82"/>
      <text:p text:style-name="P84">vi /etc/odbcinst.ini</text:p>
      <text:p text:style-name="P82"><text:span text:style-name="T58">[</text:span><text:span text:style-name="T58">DB2]</text:span></text:p>
      <text:p text:style-name="P82"><text:span text:style-name="T58">Description = </text:span><text:span text:style-name="T58">DB2 Driver</text:span></text:p>
      <text:p text:style-name="P82"><text:span text:style-name="T58">Driver = </text:span><text:span text:style-name="T58">/var/lib/db2/sqllib/lib/libdb2.so</text:span></text:p>
      <text:p text:style-name="P87">FileUsage = 1</text:p>
      <text:p text:style-name="P87">DontDLClose = 1</text:p>
      <text:p text:style-name="P82"/>
      <text:p text:style-name="P86">On SLES: <text:s text:c="2"/>(TBD)</text:p>
      <text:p text:style-name="P82"/>
      <text:p text:style-name="P84">vi /etc/unixODBC/odbcinst.ini</text:p>
      <text:p text:style-name="P87">[DB2]</text:p>
      <text:p text:style-name="P87">Description = DB2 Driver</text:p>
      <text:p text:style-name="P87">Driver = /var/lib/db2/sqllib/lib/libdb2.so</text:p>
      <text:p text:style-name="P87">FileUsage = 1</text:p>
      <text:p text:style-name="P87">DontDLClose = 1</text:p>
      <text:p text:style-name="P82"/>
      <text:p text:style-name="Text_20_body"><text:span text:style-name="T31">Then update the </text:span><text:span text:style-name="T34">obdc.ini </text:span><text:span text:style-name="T31">files with the DSN information for ODBC. Use</text:span></text:p>
      <text:p text:style-name="P86">DATABASE instance name as defined in the /etc/xcat/cfgloc file.</text:p>
      <text:p text:style-name="P94"><text:soft-page-break/></text:p>
      <text:p text:style-name="P82"/>
      <text:p text:style-name="P86">On AIX, ( Linux TBD):</text:p>
      <text:p text:style-name="P84">vi /etc/odbc.ini</text:p>
      <text:p text:style-name="P87">[xcatdb]</text:p>
      <text:p text:style-name="P82"><text:span text:style-name="T58">Driver = </text:span><text:span text:style-name="T58">DB2</text:span></text:p>
      <text:p text:style-name="P82"><text:span text:style-name="T58">DATABASE = </text:span><text:span text:style-name="T58">xcatdb</text:span></text:p>
      <text:p text:style-name="P82"/>
      <text:p text:style-name="P86">On SLES ( to be tested) </text:p>
      <text:p text:style-name="P84">vi /etc/unixODBC/odbc.ini</text:p>
      <text:p text:style-name="P87">[xcatdb]</text:p>
      <text:p text:style-name="P87">Driver = DB2</text:p>
      <text:p text:style-name="P87">DATABASE = xcatdb</text:p>
      <text:p text:style-name="P99"/>
      <text:p text:style-name="P82"/>
      <text:p text:style-name="P86">3. Put the xcatadmin id and password for xcatdb database on the root's home</text:p>
      <text:p text:style-name="P86">directory so that user root will not have to specify them when accessing the</text:p>
      <text:p text:style-name="Text_20_body"><text:span text:style-name="T31">database through ODBC. The </text:span><text:span text:style-name="T31">DATABASE, USER and</text:span></text:p>
      <text:p text:style-name="Text_20_body"><text:span text:style-name="T31">PASSWORD must match was put in the </text:span><text:span text:style-name="T34">/etc/xcat/cfgloc </text:span><text:span text:style-name="T31">file.</text:span></text:p>
      <text:p text:style-name="Text_20_body"><text:span text:style-name="T31">v</text:span><text:span text:style-name="T34">i ~/.odbc.ini</text:span></text:p>
      <text:p text:style-name="P82"/>
      <text:p text:style-name="P82"><text:span text:style-name="T59">[x</text:span><text:span text:style-name="T59">catdb</text:span><text:span text:style-name="T59">]</text:span></text:p>
      <text:p text:style-name="P88">DATABASE = xcatdb</text:p>
      <text:p text:style-name="P82"><text:span text:style-name="T59">USER = xcat</text:span><text:span text:style-name="T59">db</text:span></text:p>
      <text:p text:style-name="P88">PASSWORD = xcat20l</text:p>
      <text:p text:style-name="P82"/>
      <text:p text:style-name="P86">Update the permissions for root only read of the file.</text:p>
      <text:p text:style-name="P82"/>
      <text:p text:style-name="P84">chmod 0600 .odbc.ini</text:p>
      <text:p text:style-name="P82"/>
      <text:p text:style-name="Text_20_body"><text:span text:style-name="T31">4. Configure the Service Node. </text:span><text:span text:style-name="T36">Skip this step if there are no service nodes in the cluster. </text:span><text:span text:style-name="T31">If there are service nodes in the cluster you need to install</text:span></text:p>
      <text:p text:style-name="Text_20_body"><text:span text:style-name="T31">unixODBC and the DB2 driver</text:span><text:span text:style-name="T22"> </text:span><text:span text:style-name="T31">on them and modify the ODBC</text:span></text:p>
      <text:p text:style-name="Text_20_body"><text:soft-page-break/><text:span text:style-name="T31">configuration files just as we did in step 1 and 2. <text:s text:c="2"/>You should have already installed and setup the DB2 Client code on the Service Nodes as documented in </text:span><text:span text:style-name="T31"><text:reference-ref text:reference-format="text" text:ref-name="Setting up the DB2 Client on the Service Nodes">Setting up the DB2 Client on the Service Nodes</text:reference-ref></text:span><text:span text:style-name="T31">.</text:span></text:p>
      <text:p text:style-name="P86">Install the DB2 driver into the same directory as on the management node, so the odbcinst.ini file can be the same on the management and service nodes..</text:p>
      <text:p text:style-name="P82"/>
      <text:p text:style-name="Text_20_body"><text:span text:style-name="T31">xCAT has utilities to install additional software on the nodes. To install ODBC </text:span><text:span text:style-name="T22"><text:s/></text:span><text:span text:style-name="T31">on to the service nodes, refer to the following documents for details:</text:span></text:p>
      <text:p text:style-name="P82"/>
      <text:p text:style-name="Text_20_body"><text:span text:style-name="T31">AIX: </text:span><text:a xlink:type="simple" xlink:href="http://xcat.svn.sourceforge.net/viewvc/xcat/xcat-core/trunk/xCAT-client/share/doc/xCAT2onAIXUpdates.pdf"><text:span text:style-name="T60">xCAT2onAIXUpdates.pdf</text:span></text:a></text:p>
      <text:p text:style-name="P86">Linux: <text:a xlink:type="simple" xlink:href="http://xcat.svn.sourceforge.net/viewvc/xcat/xcat-core/trunk/xCAT-client/share/doc/xCAT2-updatenode.pdf">xCAT2-updatenode.pdf</text:a></text:p>
      <text:p text:style-name="P82"/>
      <text:p text:style-name="Text_20_body"><text:span text:style-name="T31">Then sync the </text:span><text:span text:style-name="T34">odbcinst.ini </text:span><text:span text:style-name="T31">and </text:span><text:span text:style-name="T34">odbc.ini </text:span><text:span text:style-name="T31">files to the service nodes. The</text:span></text:p>
      <text:p text:style-name="Text_20_body"><text:span text:style-name="T31">service in the following command</text:span><text:span text:style-name="T56"> </text:span><text:span text:style-name="T31">is the node group name for all the service nodes.</text:span></text:p>
      <text:p text:style-name="P86">On AIX:</text:p>
      <text:p text:style-name="P84">xdcp service -v /etc/odbcinst.ini /etc/odbcinst.ini</text:p>
      <text:p text:style-name="P84">xdcp service -v /etc/odbc.ini /etc/odbc.ini</text:p>
      <text:p text:style-name="P84">xdcp service -v /.odbc.ini /.odbc.ini</text:p>
      <text:p text:style-name="P82"/>
      <text:p text:style-name="P86">On RH and Fedora:</text:p>
      <text:p text:style-name="P84">xdcp service -v /etc/odbcinst.ini /etc/odbcinst.ini</text:p>
      <text:p text:style-name="P84">xdcp service -v /etc/odbc.ini /etc/odbc.ini</text:p>
      <text:p text:style-name="P84">xdcp service -v /root/.odbc.ini /root/.odbc.ini</text:p>
      <text:p text:style-name="P82"/>
      <text:p text:style-name="P86">On SLES</text:p>
      <text:p text:style-name="P84">xdcp service -v /etc/unixODBC/odbcinst.ini /etc/unixODBC/odbcinst.ini</text:p>
      <text:p text:style-name="P84">xdcp service -v /etc/unixODBC/odbc.ini /etc/unixODBC/odbc.ini</text:p>
      <text:p text:style-name="P84">xdcp service -v /root/.odbc.ini /root/.odbc.ini</text:p>
      <text:p text:style-name="P96"/>
      <text:p text:style-name="P86">5. Test the ODBC connection.</text:p>
      <text:p text:style-name="Text_20_body"><text:span text:style-name="T31">On AIX, as root: </text:span><text:span text:style-name="T34">/usr/local/bin/isql -v xcatdb</text:span></text:p>
      <text:p text:style-name="Text_20_body"><text:span text:style-name="T31">or as non-root user: </text:span><text:span text:style-name="T34">/usr/local/bin/isql -v xcatdb xcatdb &lt;passwd&gt;</text:span></text:p>
      <text:p text:style-name="P82"><text:soft-page-break/><text:span text:style-name="T61">On Linux, as root: </text:span><text:span text:style-name="T57">/usr/bin/isql -v xcatdb</text:span></text:p>
      <text:p text:style-name="P82"><text:span text:style-name="T61">or as non-root user: </text:span><text:span text:style-name="T57">/usr/bin/isql -v xcatdb xcatadmin xcat201</text:span></text:p>
      <text:p text:style-name="P82"> </text:p>
      <text:p text:style-name="P84">/usr/local/bin/isql -v xcatdb</text:p>
      <text:p text:style-name="P89">+--------------------+</text:p>
      <text:p text:style-name="P89">| Connected! |</text:p>
      <text:p text:style-name="P89">| |</text:p>
      <text:p text:style-name="P89">| sql-statement |</text:p>
      <text:p text:style-name="P89">| help[tablename] |</text:p>
      <text:p text:style-name="P89">| quit |</text:p>
      <text:p text:style-name="P89">+--------------------+</text:p>
      <text:p text:style-name="P85">SQL&gt; SHOW TABLES;</text:p>
      <text:p text:style-name="P89">+--------------------+</text:p>
      <text:p text:style-name="P89">| Tables_in_xcatdb |</text:p>
      <text:p text:style-name="P89">|--------------------|</text:p>
      <text:p text:style-name="P89">| . |</text:p>
      <text:p text:style-name="P89">| networks |</text:p>
      <text:p text:style-name="P89">| nodelist |</text:p>
      <text:p text:style-name="P89">| site |</text:p>
      <text:p text:style-name="P89">| . |</text:p>
      <text:p text:style-name="P89">| . |</text:p>
      <text:p text:style-name="P89">+--------------------+</text:p>
      <text:p text:style-name="P89">SQL&gt; DESCRIBE site;</text:p>
      <text:p text:style-name="P89">+----------+--------------+------+-----+---------+-------+</text:p>
      <text:p text:style-name="P89">| Field | Type | Null | Key | Default | Extra |</text:p>
      <text:p text:style-name="P89">+----------+--------------+------+-----+---------+-------+</text:p>
      <text:p text:style-name="P89">| key | varchar(128) | NO | PRI | | |</text:p>
      <text:p text:style-name="P89">| value | text | YES | | NULL | |</text:p>
      <text:p text:style-name="P89">| comments | text | YES | | NULL | |</text:p>
      <text:p text:style-name="P89">| disable | text | YES | | NULL | |</text:p>
      <text:p text:style-name="P89">+----------+--------------+------+-----+---------+-------+</text:p>
      <text:p text:style-name="Text_20_body"><text:span text:style-name="T35">SQL </text:span><text:span text:style-name="T32">&gt; </text:span><text:span text:style-name="T35">quit;</text:span></text:p>
      <text:p text:style-name="Default_20_Text"/>
      <text:h text:style-name="Heading_20_1" text:outline-level="1"><text:soft-page-break/><text:s/>Installing xCAT on the Service Node</text:h>
      <text:p text:style-name="Default_20_Text"/>
      <text:p text:style-name="Default_20_Text">Now that the DB2 database is setup you can install xCAT on the Service Node.</text:p>
      <text:p text:style-name="Default_20_Text">Use the following references for setting up your Service Nodes:</text:p>
      <text:list text:style-name="L10">
        <text:list-item>
          <text:p text:style-name="P130"><text:a xlink:type="simple" xlink:href="http://xcat.svn.sourceforge.net/viewvc/xcat/xcat-core/trunk/xCAT-client/share/doc/xCAT2SetupHierarchy.pdf">Setting up Hierarchy in xCAT </text:a></text:p>
        </text:list-item>
        <text:list-item>
          <text:p text:style-name="P130"><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5"/>
      <text:p text:style-name="P19"/>
      <text:p text:style-name="P42">To remove the database, <text:s/>first back it up.<text:line-break/><text:line-break/><text:span text:style-name="T1">mkdir -p ~/xcat-dbback<text:line-break/>dumpxCATdb -p ~/xcat-dbback</text:span></text:p>
      <text:p text:style-name="P20"/>
      <text:list text:style-name="L11">
        <text:list-item>
          <text:list>
            <text:list-item>
              <text:p text:style-name="P251">stop the xcatd daemon</text:p>
            </text:list-item>
            <text:list-item>
              <text:p text:style-name="P258">Now remove the database. <text:line-break/><text:line-break/>su – xcatdb</text:p>
              <text:p text:style-name="P259">&gt;db2 drop database xcatdb;<text:line-break/></text:p>
            </text:list-item>
            <text:list-item>
              <text:p text:style-name="P251">remove /etc/xcat/cfgloc file ( points xCAT to DB2)</text:p>
            </text:list-item>
            <text:list-item>
              <text:p text:style-name="P251">Install the DB2 <text:s/>database into SQLite</text:p>
              <text:p text:style-name="P254">XCATBYPASS=1 restorexCATdb -p ~/xcat-dbback</text:p>
            </text:list-item>
            <text:list-item>
              <text:p text:style-name="P251">start xcatd</text:p>
              <text:p text:style-name="P251"/>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text:p>
      <text:p text:style-name="Default_20_Text"/>
      <text:list text:style-name="L12">
        <text:list-item>
          <text:p text:style-name="P132">Remove the instance:</text:p>
          <text:p text:style-name="P132">/opt/IBM/db2/V9.7/instance/db2idrop xcatdb</text:p>
        </text:list-item>
        <text:list-item>
          <text:p text:style-name="P132">Check to see if no instance:</text:p>
          <text:p text:style-name="P132">/opt/IBM/db2/V9.7/instance/db2ilist</text:p>
        </text:list-item>
        <text:list-item>
          <text:p text:style-name="P132">Remove the DB2 ( this takes a while):</text:p>
          <text:p text:style-name="P132">/opt/IBM/db2/V9.7/install/db2_deinstall -a</text:p>
        </text:list-item>
        <text:list-item>
          <text:p text:style-name="P132"><text:soft-page-break/>remove instance port from /etc/services</text:p>
          <text:p text:style-name="P132">vi /etc/services</text:p>
          <text:p text:style-name="P132">delete entry: db2c_xcatdb1 <text:s text:c="3"/>50001/tcp <text:s text:c="3"/># Port for server connection</text:p>
        </text:list-item>
        <text:list-item>
          <text:p text:style-name="P132">remove xcatdb user and xcatdb group</text:p>
        </text:list-item>
        <text:list-item>
          <text:p text:style-name="P132">remove export DB2INSTANCE=xcatdb1 from /etc/profile on AIX, <text:s/>or /etc/profile.d/xcat.sh or xcat.csh on Linux.</text:p>
          <text:p text:style-name="P132"/>
          <text:p text:style-name="P160"><text:s text:c="3"/>On the Management Node</text:p>
          <text:p text:style-name="P160"><text:s text:c="6"/>Repeat steps 1 - 6 as above on the MN.</text:p>
          <text:p text:style-name="P132"/>
        </text:list-item>
      </text:list>
      <text:h text:style-name="Heading_20_1" text:outline-level="1"><text:reference-mark-start text:name="References"/><text:s/>References<text:reference-mark-end text:name="References"/></text:h>
      <text:list text:style-name="L13">
        <text:list-item>
          <text:p text:style-name="P162"><text:span text:style-name="T38">Configuring and Managing BlueGene <text:s/></text:span><text:a xlink:type="simple" xlink:href="http://www.redbooks.ibm.com/redbooks/pdfs/sg247352.pdf"><text:span text:style-name="T38">DB2 Setup Sections</text:span></text:a></text:p>
        </text:list-item>
        <text:list-item>
          <text:p text:style-name="P162"><text:a xlink:type="simple" xlink:href="http://www.ibm.com/developerworks/data/library/techarticle/dm-0606khatri/%20"><text:span text:style-name="T38">MySQL to DB2 migration</text:span></text:a></text:p>
        </text:list-item>
        <text:list-item>
          <text:p text:style-name="P162"><text:a xlink:type="simple" xlink:href="http://publib.boulder.ibm.com/infocenter/db2luw/v9r7/index.jsp?topic=/com.ibm.db2.luw.qb.server.doc/doc/t0007067.html"><text:span text:style-name="T38">Setting up the DB2 Client</text:span></text:a></text:p>
        </text:list-item>
        <text:list-item>
          <text:p text:style-name="P162"><text:a xlink:type="simple" xlink:href="http://www.michael-thomas.com/tech/db2/db2_survival_guide.htm"><text:span text:style-name="T38">DB2 Survival Guide</text:span></text:a></text:p>
        </text:list-item>
        <text:list-item>
          <text:p text:style-name="P162"><text:a xlink:type="simple" xlink:href="http://search.cpan.org/~ibmtordb2/DBD-DB2-1.74/DB2.pod"><text:span text:style-name="T38">DBD:DB2 pod</text:span></text:a></text:p>
        </text:list-item>
        <text:list-item>
          <text:p text:style-name="P162"><text:a xlink:type="simple" xlink:href="http://www.redbooks.ibm.com/redbooks/pdfs/sg247653.pdf"><text:span text:style-name="T38">DB2 Deployment Guide</text:span></text:a></text:p>
        </text:list-item>
        <text:list-item>
          <text:p text:style-name="P162"><text:a xlink:type="simple" xlink:href="http://www-01.ibm.com/support/docview.wss?rs=71&amp;uid=swg21297335"><text:span text:style-name="T38">DB2 Perl Database Interface </text:span></text:a></text:p>
        </text:list-item>
        <text:list-item>
          <text:p text:style-name="P162"><text:a xlink:type="simple" xlink:href="http://www.mail-archive.com/dbi-users@perl.org/"><text:span text:style-name="T38">DBI <text:s/>mail archives</text:span></text:a></text:p>
        </text:list-item>
        <text:list-item>
          <text:p text:style-name="P162"><text:a xlink:type="simple" xlink:href="http://www.ibm.com/developerworks/data/library/techarticle/dm-0512greenstein/"><text:span text:style-name="T38">Perl Progamming with DB2 </text:span></text:a></text:p>
        </text:list-item>
      </text:list>
      <text:h text:style-name="Heading_20_1" text:outline-level="1"><text:s/>Diagnostics</text:h>
      <text:p text:style-name="Default_20_Text"/>
      <text:list text:style-name="L14">
        <text:list-item>
          <text:p text:style-name="P145">“Total Environment Allocation Failure” <text:s/>when running xCAT command to</text:p>
          <text:p text:style-name="P145">the database, such as tabdump. </text:p>
          <text:p text:style-name="P145">echo $DB2INSTANCE <text:s/>should be xcatdb </text:p>
          <text:p text:style-name="P145">Usually loss of critical DB2 Env Var settings for the following:</text:p>
          <text:p text:style-name="P158">DB2INSTANCE=xcatdb <text:s/>( most important) </text:p>
          <text:p text:style-name="P260"><text:span text:style-name="Teletype"><text:span text:style-name="T14">CUR_INSTHOME=/var/lib/db2</text:span></text:span></text:p>
        </text:list-item>
      </text:list>
      <text:list text:style-name="L15">
        <text:list-header>
          <text:p text:style-name="P261"><text:span text:style-name="Teletype"><text:span text:style-name="T14">DB2DIR=/opt/ibm/db2/V9.7</text:span></text:span></text:p>
          <text:p text:style-name="P261"><text:span text:style-name="Teletype"><text:span text:style-name="T14">INSTHOME=/var/lib/db2</text:span></text:span></text:p>
          <text:p text:style-name="P263"><text:span text:style-name="T6">See:</text:span><text:a xlink:type="simple" xlink:href="http://www.perlmonks.org/?node_id=682626"><text:span text:style-name="T6">http://www.perlmonks.org/?node_id=682626</text:span></text:a></text:p>
          <text:p text:style-name="P263"><text:span text:style-name="T6">See: </text:span><text:span text:style-name="T6"><text:reference-ref text:reference-format="text" text:ref-name="1)Set the db2 instance name for root">Set the db2 instance name and db2 home environment variables for root </text:reference-ref></text:span></text:p>
          <text:p text:style-name="P265"/>
        </text:list-header>
      </text:list>
      <text:list text:style-name="L14" text:continue-numbering="true">
        <text:list-item>
          <text:p text:style-name="P145"><text:s/>Set diagnostics level in database </text:p>
          <text:p text:style-name="P145"><text:s text:c="2"/>You can up the diagnotics level and watch for database errors in the ~/sqllib/db2dump/db2diag.log <text:s text:c="2"/>and <text:s/>xcatdb.nfy under the xcatdb instance home directory on the DB2 Server. <text:s/></text:p>
          <text:p text:style-name="P145"><text:soft-page-break/>Run the following to increase <text:s/>the diagnostics level. <text:s/>Note: this should be set back to level 3 <text:s/>after diagnosing the problem, because it affects DB performance.</text:p>
        </text:list-item>
      </text:list>
      <text:p text:style-name="Code_20_Indented"/>
      <text:p text:style-name="P68">On the MN:</text:p>
      <text:p text:style-name="P68"><text:s text:c="3"/>stop xcatd </text:p>
      <text:p text:style-name="P68"><text:s text:c="3"/>su – xcatdb</text:p>
      <text:p text:style-name="P68"><text:s text:c="3"/>db2 update dbm cfg using diaglevel 4 </text:p>
      <text:p text:style-name="P68"><text:s text:c="3"/>db2stop</text:p>
      <text:p text:style-name="P68"><text:s text:c="3"/>db2start</text:p>
      <text:p text:style-name="P68"/>
      <text:list text:style-name="L14" text:continue-numbering="true">
        <text:list-header>
          <text:p text:style-name="P15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tab/></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7-13T09:51:55</dc:date>
    <meta:print-date>2009-10-27T14:28:32</meta:print-date>
    <meta:editing-cycles>446</meta:editing-cycles>
    <meta:editing-duration>P5DT15H27M46S</meta:editing-duration>
    <meta:user-defined meta:name="Info 1"/>
    <meta:user-defined meta:name="Info 2"/>
    <meta:user-defined meta:name="Info 3"/>
    <meta:user-defined meta:name="Info 4"/>
    <meta:document-statistic meta:table-count="0" meta:image-count="0" meta:object-count="0" meta:page-count="24" meta:paragraph-count="523" meta:word-count="5122" meta:character-count="30700"/>
  </office:meta>
</office:document-meta>
</file>